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8mm"/>
    </style:style>
    <style:style style:name="co2" style:family="table-column">
      <style:table-column-properties fo:break-before="auto" style:column-width="16.37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0.53mm"/>
    </style:style>
    <style:style style:name="co5" style:family="table-column">
      <style:table-column-properties fo:break-before="auto" style:column-width="11.09mm"/>
    </style:style>
    <style:style style:name="co6" style:family="table-column">
      <style:table-column-properties fo:break-before="auto" style:column-width="18.03mm"/>
    </style:style>
    <style:style style:name="co7" style:family="table-column">
      <style:table-column-properties fo:break-before="auto" style:column-width="16mm"/>
    </style:style>
    <style:style style:name="co8" style:family="table-column">
      <style:table-column-properties fo:break-before="auto" style:column-width="21.08mm"/>
    </style:style>
    <style:style style:name="co9" style:family="table-column">
      <style:table-column-properties fo:break-before="auto" style:column-width="11.92mm"/>
    </style:style>
    <style:style style:name="co10" style:family="table-column">
      <style:table-column-properties fo:break-before="auto" style:column-width="14.15mm"/>
    </style:style>
    <style:style style:name="co11" style:family="table-column">
      <style:table-column-properties fo:break-before="auto" style:column-width="15.5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font-name="Arial1" fo:font-style="italic" style:font-style-asian="italic" style:font-style-complex="italic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7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8" style:family="table-cell" style:parent-style-name="Default" style:data-style-name="N1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center" fo:margin-left="0mm"/>
    </style:style>
    <style:style style:name="ce13" style:family="table-cell" style:parent-style-name="Default" style:data-style-name="N2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center" fo:margin-left="0mm"/>
    </style:style>
    <style:style style:name="ce1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end" fo:margin-left="0mm"/>
    </style:style>
    <style:style style:name="ce18" style:family="table-cell" style:parent-style-name="Default">
      <style:table-cell-properties fo:border-bottom="0.06pt solid #000000" fo:border-left="0.99pt solid #000000" fo:border-right="none" fo:border-top="0.06pt solid #000000" style:vertical-align="middle"/>
    </style:style>
    <style:style style:name="ce19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 style:vertical-align="middle"/>
      <style:paragraph-properties fo:text-align="end" fo:margin-left="0mm"/>
    </style:style>
    <style:style style:name="ce20" style:family="table-cell" style:parent-style-name="Default">
      <style:table-cell-properties fo:border-bottom="0.06pt solid #000000" fo:border-left="0.99pt solid #000000" fo:border-right="none" fo:border-top="0.06pt solid #000000"/>
    </style:style>
    <style:style style:name="ce21" style:family="table-cell" style:parent-style-name="Default">
      <style:table-cell-properties fo:border-bottom="0.99pt solid #000000" style:text-align-source="fix" style:repeat-content="false" fo:border-left="0.99pt solid #000000" fo:border-right="none" fo:border-top="0.06pt solid #000000" style:vertical-align="middle"/>
      <style:paragraph-properties fo:text-align="end" fo:margin-left="0m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99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1" style:family="table-cell" style:parent-style-name="Default" style:data-style-name="N114">
      <style:table-cell-properties fo:border-bottom="0.06pt solid #000000" style:text-align-source="fix" style:repeat-content="false" fo:border-left="none" fo:border-right="0.99pt solid #000000" fo:border-top="0.99pt solid #000000" style:vertical-align="middle"/>
      <style:paragraph-properties fo:text-align="start" fo:margin-left="0mm"/>
    </style:style>
    <style:style style:name="ce32" style:family="table-cell" style:parent-style-name="Default" style:data-style-name="N109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start" fo:margin-left="0mm"/>
    </style:style>
    <style:style style:name="ce33" style:family="table-cell" style:parent-style-name="Default" style:data-style-name="N2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start" fo:margin-left="0mm"/>
    </style:style>
    <style:style style:name="ce34" style:family="table-cell" style:parent-style-name="Default" style:data-style-name="N113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start" fo:margin-left="0mm"/>
    </style:style>
    <style:style style:name="ce35" style:family="table-cell" style:parent-style-name="Default" style:data-style-name="N1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start" fo:margin-left="0mm"/>
    </style:style>
    <style:style style:name="ce36" style:family="table-cell" style:parent-style-name="Default" style:data-style-name="N1">
      <style:table-cell-properties fo:border-bottom="0.99pt solid #000000" style:text-align-source="fix" style:repeat-content="false" fo:border-left="none" fo:border-right="0.99pt solid #000000" fo:border-top="0.06pt solid #000000" style:vertical-align="middle"/>
      <style:paragraph-properties fo:text-align="start" fo:margin-left="0mm"/>
    </style:style>
    <style:style style:name="ce3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38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3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40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4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42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4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44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5" style:family="table-cell" style:parent-style-name="Default" style:data-style-name="N109">
      <style:table-cell-properties fo:border-bottom="0.06pt solid #000000" fo:border-left="none" fo:border-right="0.06pt solid #000000" fo:border-top="none" style:vertical-align="middle"/>
    </style:style>
    <style:style style:name="ce46" style:family="table-cell" style:parent-style-name="Default" style:data-style-name="N109">
      <style:table-cell-properties fo:border-bottom="0.06pt solid #000000" fo:border-left="none" fo:border-right="0.06pt solid #000000" fo:border-top="0.06pt solid #000000" style:vertical-align="middle"/>
    </style:style>
    <style:style style:name="ce47" style:family="table-cell" style:parent-style-name="Default" style:data-style-name="N109">
      <style:table-cell-properties fo:border-bottom="0.06pt solid #000000" fo:border-left="none" fo:border-right="0.06pt solid #000000" fo:border-top="0.06pt solid #000000"/>
    </style:style>
    <style:style style:name="ce48" style:family="table-cell" style:parent-style-name="Default" style:data-style-name="N109">
      <style:table-cell-properties fo:border-bottom="0.99pt solid #000000" fo:border-left="none" fo:border-right="0.06pt solid #000000" fo:border-top="0.06pt solid #000000" style:vertical-align="middle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1" style:family="table-cell" style:parent-style-name="Default" style:data-style-name="N109">
      <style:table-cell-properties fo:border-bottom="0.06pt solid #000000" fo:border-left="0.99pt solid #000000" fo:border-right="0.06pt solid #000000" fo:border-top="0.99pt solid #000000" style:vertical-align="middle"/>
    </style:style>
    <style:style style:name="ce52" style:family="table-cell" style:parent-style-name="Default" style:data-style-name="N109">
      <style:table-cell-properties fo:border-bottom="0.06pt solid #000000" fo:border-left="0.99pt solid #000000" fo:border-right="0.06pt solid #000000" fo:border-top="0.06pt solid #000000" style:vertical-align="middle"/>
    </style:style>
    <style:style style:name="ce53" style:family="table-cell" style:parent-style-name="Default" style:data-style-name="N109">
      <style:table-cell-properties fo:border-bottom="0.99pt solid #000000" fo:border-left="0.99pt solid #000000" fo:border-right="0.06pt solid #000000" fo:border-top="0.06pt solid #000000" style:vertical-align="middle"/>
    </style:style>
    <style:style style:name="ce54" style:family="table-cell" style:parent-style-name="Default">
      <style:table-cell-properties fo:border-bottom="0.06pt solid #000000" fo:border-left="0.06pt solid #000000" fo:border-right="0.06pt solid #000000" fo:border-top="0.99pt solid #000000" style:vertical-align="middle"/>
      <style:text-properties fo:font-style="italic" style:font-style-asian="italic" style:font-style-complex="italic"/>
    </style:style>
    <style:style style:name="ce55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6" style:family="table-cell" style:parent-style-name="Default" style:data-style-name="N109">
      <style:table-cell-properties fo:border-bottom="0.06pt solid #000000" fo:border-left="0.06pt solid #000000" fo:border-right="0.06pt solid #000000" fo:border-top="none" style:vertical-align="middle"/>
    </style:style>
    <style:style style:name="ce57" style:family="table-cell" style:parent-style-name="Default" style:data-style-name="N109">
      <style:table-cell-properties fo:border="0.06pt solid #000000" style:vertical-align="middle"/>
    </style:style>
    <style:style style:name="ce58" style:family="table-cell" style:parent-style-name="Default" style:data-style-name="N109">
      <style:table-cell-properties fo:border="0.06pt solid #000000"/>
    </style:style>
    <style:style style:name="ce59" style:family="table-cell" style:parent-style-name="Default" style:data-style-name="N109">
      <style:table-cell-properties fo:border-bottom="0.99pt solid #000000" fo:border-left="0.06pt solid #000000" fo:border-right="0.06pt solid #000000" fo:border-top="0.06pt solid #000000" style:vertical-align="middle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0.99pt solid #000000" style:vertical-align="middle"/>
    </style:style>
    <style:style style:name="ce61" style:family="table-cell" style:parent-style-name="Default" style:data-style-name="N109">
      <style:table-cell-properties fo:border-bottom="0.06pt solid #000000" fo:border-left="0.06pt solid #000000" fo:border-right="0.06pt solid #000000" fo:border-top="0.99pt solid #000000" style:vertical-align="middle"/>
    </style:style>
    <style:style style:name="ce62" style:family="table-cell" style:parent-style-name="Default">
      <style:table-cell-properties fo:border-bottom="0.06pt solid #000000" fo:border-left="0.06pt solid #000000" fo:border-right="0.99pt solid #000000" fo:border-top="0.99pt solid #000000" style:vertical-align="middle"/>
      <style:text-properties fo:font-style="italic" style:font-style-asian="italic" style:font-style-complex="italic"/>
    </style:style>
    <style:style style:name="ce63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64" style:family="table-cell" style:parent-style-name="Default" style:data-style-name="N2">
      <style:table-cell-properties fo:border-bottom="0.06pt solid #000000" fo:border-left="0.06pt solid #000000" fo:border-right="0.99pt solid #000000" fo:border-top="none" style:vertical-align="middle"/>
    </style:style>
    <style:style style:name="ce65" style:family="table-cell" style:parent-style-name="Default" style:data-style-name="N2">
      <style:table-cell-properties fo:border-bottom="0.06pt solid #000000" fo:border-left="0.06pt solid #000000" fo:border-right="0.99pt solid #000000" fo:border-top="0.06pt solid #000000" style:vertical-align="middle"/>
    </style:style>
    <style:style style:name="ce66" style:family="table-cell" style:parent-style-name="Default" style:data-style-name="N2">
      <style:table-cell-properties fo:border-bottom="0.99pt solid #000000" fo:border-left="0.06pt solid #000000" fo:border-right="0.99pt solid #000000" fo:border-top="0.06pt solid #000000" style:vertical-align="middle"/>
    </style:style>
    <style:style style:name="ce67" style:family="table-cell" style:parent-style-name="Default">
      <style:table-cell-properties fo:border-bottom="0.06pt solid #000000" fo:border-left="0.06pt solid #000000" fo:border-right="0.99pt solid #000000" fo:border-top="0.99pt solid #000000" style:vertical-align="middle"/>
    </style:style>
    <style:style style:name="ce68" style:family="table-cell" style:parent-style-name="Default" style:data-style-name="N2">
      <style:table-cell-properties fo:border-bottom="0.06pt solid #000000" fo:border-left="0.06pt solid #000000" fo:border-right="0.99pt solid #000000" fo:border-top="0.99pt solid #000000" style:vertical-align="middle"/>
    </style:style>
    <style:style style:name="ce69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1" style:family="table-cell" style:parent-style-name="Default">
      <style:table-cell-properties style:vertical-align="middle"/>
    </style:style>
    <style:style style:name="ce72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ce65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U, B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9" office:value-type="string" calcext:value-type="string" table:number-columns-spanned="1" table:number-rows-spanned="2">
            <text:p>lg(f/f<text:span text:style-name="T1">опорн</text:span>)</text:p>
          </table:table-cell>
          <table:table-cell table:style-name="ce15" office:value-type="string" calcext:value-type="string" table:number-columns-spanned="3" table:number-rows-spanned="2">
            <text:p>f, Гц</text:p>
          </table:table-cell>
          <table:covered-table-cell table:style-name="ce22"/>
          <table:covered-table-cell table:style-name="ce29"/>
          <table:table-cell table:style-name="ce43" office:value-type="string" calcext:value-type="string" table:number-columns-spanned="5" table:number-rows-spanned="1">
            <text:p>Экспериментальные</text:p>
          </table:table-cell>
          <table:covered-table-cell table:number-columns-repeated="3" table:style-name="ce54"/>
          <table:covered-table-cell table:style-name="ce62"/>
          <table:table-cell table:style-name="ce69"/>
          <table:table-cell table:number-columns-repeated="9"/>
        </table:table-row>
        <table:table-row table:style-name="ro2">
          <table:table-cell table:style-name="ce2" office:value-type="string" calcext:value-type="string">
            <text:p>R, Ом</text:p>
          </table:table-cell>
          <table:table-cell table:style-name="ce6" office:value-type="float" office:value="400" calcext:value-type="float">
            <text:p>400</text:p>
          </table:table-cell>
          <table:table-cell/>
          <table:covered-table-cell table:style-name="ce10"/>
          <table:covered-table-cell table:style-name="ce16"/>
          <table:covered-table-cell table:style-name="ce23"/>
          <table:covered-table-cell table:style-name="ce30"/>
          <table:table-cell table:style-name="ce44" office:value-type="string" calcext:value-type="string">
            <text:p>I, мA</text:p>
          </table:table-cell>
          <table:table-cell table:style-name="ce55" office:value-type="string" calcext:value-type="string">
            <text:p>U<text:span text:style-name="T1">R</text:span><text:span text:style-name="T2"> ,</text:span> B</text:p>
          </table:table-cell>
          <table:table-cell table:style-name="ce55" office:value-type="string" calcext:value-type="string">
            <text:p>U<text:span text:style-name="T1">L</text:span><text:span text:style-name="T2"> </text:span>, B</text:p>
          </table:table-cell>
          <table:table-cell table:style-name="ce55" office:value-type="string" calcext:value-type="string">
            <text:p>U<text:span text:style-name="T1">C</text:span><text:span text:style-name="T2"> </text:span>, B</text:p>
          </table:table-cell>
          <table:table-cell table:style-name="ce63" office:value-type="string" calcext:value-type="string">
            <text:p>Z=E/I, кОм</text:p>
          </table:table-cell>
          <table:table-cell table:style-name="ce70"/>
          <table:table-cell table:number-columns-repeated="9"/>
        </table:table-row>
        <table:table-row table:style-name="ro2">
          <table:table-cell table:style-name="ce3" office:value-type="string" calcext:value-type="string">
            <text:p>С, нФ</text:p>
          </table:table-cell>
          <table:table-cell table:style-name="ce6" office:value-type="float" office:value="50" calcext:value-type="float">
            <text:p>50</text:p>
          </table:table-cell>
          <table:table-cell/>
          <table:table-cell table:style-name="ce11" table:formula="of:=LOG([.G3]/[.$G$3])" office:value-type="float" office:value="0" calcext:value-type="float">
            <text:p>0</text:p>
          </table:table-cell>
          <table:table-cell table:style-name="ce17" office:value-type="float" office:value="0.01" calcext:value-type="float">
            <text:p>0,01</text:p>
          </table:table-cell>
          <table:table-cell table:style-name="ce24" office:value-type="string" calcext:value-type="string">
            <text:p>f<text:span text:style-name="T1">pез</text:span><text:span text:style-name="T2"> =</text:span></text:p>
          </table:table-cell>
          <table:table-cell table:style-name="ce31" table:formula="of:=[.E3]*[.$B$5]" office:value-type="float" office:value="71.1762543417177" calcext:value-type="float">
            <text:p>71,1763</text:p>
          </table:table-cell>
          <table:table-cell table:style-name="ce45" office:value-type="float" office:value="0.223" calcext:value-type="float">
            <text:p>0,223</text:p>
          </table:table-cell>
          <table:table-cell table:style-name="ce56" office:value-type="float" office:value="0.089" calcext:value-type="float">
            <text:p>0,089</text:p>
          </table:table-cell>
          <table:table-cell table:style-name="ce56" office:value-type="float" office:value="0.001" calcext:value-type="float">
            <text:p>0,001</text:p>
          </table:table-cell>
          <table:table-cell table:style-name="ce56" office:value-type="float" office:value="10" calcext:value-type="float">
            <text:p>10,000</text:p>
          </table:table-cell>
          <table:table-cell table:style-name="ce64" table:formula="of:=[.$B$1]/[.H3]" office:value-type="float" office:value="44.8430493273543" calcext:value-type="float">
            <text:p>44,84</text:p>
          </table:table-cell>
          <table:table-cell table:style-name="ce71"/>
          <table:table-cell table:number-columns-repeated="9"/>
        </table:table-row>
        <table:table-row table:style-name="ro2">
          <table:table-cell table:style-name="ce3" office:value-type="string" calcext:value-type="string">
            <text:p>L, мГн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style-name="ce12" table:formula="of:=LOG([.G4]/[.$G$3])" office:value-type="float" office:value="1" calcext:value-type="float">
            <text:p>1</text:p>
          </table:table-cell>
          <table:table-cell table:style-name="ce18" office:value-type="float" office:value="0.1" calcext:value-type="float">
            <text:p>0,1</text:p>
          </table:table-cell>
          <table:table-cell table:style-name="ce25" office:value-type="string" calcext:value-type="string">
            <text:p>f<text:span text:style-name="T1">pез</text:span><text:span text:style-name="T2"> =</text:span></text:p>
          </table:table-cell>
          <table:table-cell table:style-name="ce32" table:formula="of:=[.E4]*[.$B$5]" office:value-type="float" office:value="711.762543417177" calcext:value-type="float">
            <text:p>711,763</text:p>
          </table:table-cell>
          <table:table-cell table:style-name="ce46" office:value-type="float" office:value="2.244" calcext:value-type="float">
            <text:p>2,244</text:p>
          </table:table-cell>
          <table:table-cell table:style-name="ce57" office:value-type="float" office:value="0.898" calcext:value-type="float">
            <text:p>0,898</text:p>
          </table:table-cell>
          <table:table-cell table:style-name="ce57" office:value-type="float" office:value="0.1" calcext:value-type="float">
            <text:p>0,100</text:p>
          </table:table-cell>
          <table:table-cell table:style-name="ce57" office:value-type="float" office:value="10.059" calcext:value-type="float">
            <text:p>10,059</text:p>
          </table:table-cell>
          <table:table-cell table:formula="of:=[.$B$1]/[.H4]" office:value-type="float" office:value="4.45632798573975" calcext:value-type="float">
            <text:p>4,46</text:p>
          </table:table-cell>
          <table:table-cell table:style-name="ce71"/>
          <table:table-cell table:number-columns-repeated="9"/>
        </table:table-row>
        <table:table-row table:style-name="ro2">
          <table:table-cell table:style-name="ce3" office:value-type="string" calcext:value-type="string">
            <text:p>f<text:span text:style-name="T1">pез</text:span>, Гц</text:p>
          </table:table-cell>
          <table:table-cell table:style-name="ce7" table:formula="of:=10^6/2/PI()/SQRT([.B3]*[.B4])" office:value-type="float" office:value="7117.62543417177" calcext:value-type="float">
            <text:p>7118</text:p>
          </table:table-cell>
          <table:table-cell/>
          <table:table-cell table:style-name="ce12" table:formula="of:=LOG([.G5]/[.$G$3])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string" calcext:value-type="string">
            <text:p>f<text:span text:style-name="T1">pез</text:span><text:span text:style-name="T2"> =</text:span></text:p>
          </table:table-cell>
          <table:table-cell table:style-name="ce33" table:formula="of:=[.E5]*[.$B$5]" office:value-type="float" office:value="7117.62543417177" calcext:value-type="float">
            <text:p>7117,63</text:p>
          </table:table-cell>
          <table:table-cell table:style-name="ce46" office:value-type="float" office:value="25" calcext:value-type="float">
            <text:p>25,000</text:p>
          </table:table-cell>
          <table:table-cell table:style-name="ce57" office:value-type="float" office:value="9.992" calcext:value-type="float">
            <text:p>9,992</text:p>
          </table:table-cell>
          <table:table-cell table:style-name="ce57" office:value-type="float" office:value="11.311" calcext:value-type="float">
            <text:p>11,311</text:p>
          </table:table-cell>
          <table:table-cell table:style-name="ce57" office:value-type="float" office:value="11.023" calcext:value-type="float">
            <text:p>11,023</text:p>
          </table:table-cell>
          <table:table-cell table:formula="of:=[.$B$1]/[.H5]" office:value-type="float" office:value="0.4" calcext:value-type="float">
            <text:p>0,40</text:p>
          </table:table-cell>
          <table:table-cell table:style-name="ce71"/>
          <table:table-cell table:number-columns-repeated="9"/>
        </table:table-row>
        <table:table-row table:style-name="ro2">
          <table:table-cell table:style-name="ce4" office:value-type="string" calcext:value-type="string">
            <text:p>ω<text:span text:style-name="T1">pез</text:span>, рад/с</text:p>
          </table:table-cell>
          <table:table-cell table:style-name="ce8" table:formula="of:=10^6/SQRT([.B3]*[.B4])" office:value-type="float" office:value="44721.3595499958" calcext:value-type="float">
            <text:p>44721</text:p>
          </table:table-cell>
          <table:table-cell/>
          <table:table-cell table:style-name="ce12" table:formula="of:=LOG([.G6]/[.$G$3])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25" office:value-type="string" calcext:value-type="string">
            <text:p>f<text:span text:style-name="T1">pез</text:span><text:span text:style-name="T2"> =</text:span></text:p>
          </table:table-cell>
          <table:table-cell table:style-name="ce34" table:formula="of:=[.E6]*[.$B$5]" office:value-type="float" office:value="71176.2543417177" calcext:value-type="float">
            <text:p>71176,3</text:p>
          </table:table-cell>
          <table:table-cell table:style-name="ce46" office:value-type="float" office:value="2.22" calcext:value-type="float">
            <text:p>2,220</text:p>
          </table:table-cell>
          <table:table-cell table:style-name="ce57" office:value-type="float" office:value="0.888" calcext:value-type="float">
            <text:p>0,888</text:p>
          </table:table-cell>
          <table:table-cell table:style-name="ce57" office:value-type="float" office:value="10.058" calcext:value-type="float">
            <text:p>10,058</text:p>
          </table:table-cell>
          <table:table-cell table:style-name="ce57" office:value-type="float" office:value="0.098" calcext:value-type="float">
            <text:p>0,098</text:p>
          </table:table-cell>
          <table:table-cell table:formula="of:=[.$B$1]/[.H6]" office:value-type="float" office:value="4.5045045045045" calcext:value-type="float">
            <text:p>4,50</text:p>
          </table:table-cell>
          <table:table-cell table:style-name="ce71"/>
          <table:table-cell table:number-columns-repeated="9"/>
        </table:table-row>
        <table:table-row table:style-name="ro2">
          <table:table-cell table:number-columns-repeated="3"/>
          <table:table-cell table:style-name="ce13" table:formula="of:=LOG([.G7]/[.$G$3])" office:value-type="float" office:value="3.30102999566398" calcext:value-type="float">
            <text:p>3,30</text:p>
          </table:table-cell>
          <table:table-cell table:style-name="ce20" office:value-type="float" office:value="20" calcext:value-type="float">
            <text:p>20</text:p>
          </table:table-cell>
          <table:table-cell table:style-name="ce25" office:value-type="string" calcext:value-type="string">
            <text:p>f<text:span text:style-name="T1">pез</text:span><text:span text:style-name="T2"> =</text:span></text:p>
          </table:table-cell>
          <table:table-cell table:style-name="ce35" table:formula="of:=[.E7]*[.$B$5]" office:value-type="float" office:value="142352.508683435" calcext:value-type="float">
            <text:p>142353</text:p>
          </table:table-cell>
          <table:table-cell table:style-name="ce47" office:value-type="float" office:value="1.11736209060358" calcext:value-type="float">
            <text:p>1,117</text:p>
          </table:table-cell>
          <table:table-cell table:style-name="ce58" office:value-type="float" office:value="0.446202733153715" calcext:value-type="float">
            <text:p>0,446</text:p>
          </table:table-cell>
          <table:table-cell table:style-name="ce58" office:value-type="float" office:value="9.99128501116408" calcext:value-type="float">
            <text:p>9,991</text:p>
          </table:table-cell>
          <table:table-cell table:style-name="ce58" office:value-type="float" office:value="0.0249754340395504" calcext:value-type="float">
            <text:p>0,025</text:p>
          </table:table-cell>
          <table:table-cell table:formula="of:=[.$B$1]/[.H7]" office:value-type="float" office:value="8.94965032740476" calcext:value-type="float">
            <text:p>8,95</text:p>
          </table:table-cell>
          <table:table-cell table:style-name="ce71"/>
          <table:table-cell table:number-columns-repeated="9"/>
        </table:table-row>
        <table:table-row table:style-name="ro2">
          <table:table-cell table:number-columns-repeated="3"/>
          <table:table-cell table:style-name="ce13" table:formula="of:=LOG([.G8]/[.$G$3])" office:value-type="float" office:value="3.47712125471966" calcext:value-type="float">
            <text:p>3,48</text:p>
          </table:table-cell>
          <table:table-cell table:style-name="ce18" office:value-type="float" office:value="30" calcext:value-type="float">
            <text:p>30</text:p>
          </table:table-cell>
          <table:table-cell table:style-name="ce25" office:value-type="string" calcext:value-type="string">
            <text:p>f<text:span text:style-name="T1">pез</text:span><text:span text:style-name="T2"> =</text:span></text:p>
          </table:table-cell>
          <table:table-cell table:style-name="ce35" table:formula="of:=[.E8]*[.$B$5]" office:value-type="float" office:value="213528.763025153" calcext:value-type="float">
            <text:p>213529</text:p>
          </table:table-cell>
          <table:table-cell table:style-name="ce47" office:value-type="float" office:value="0.748243621160905" calcext:value-type="float">
            <text:p>0,748</text:p>
          </table:table-cell>
          <table:table-cell table:style-name="ce58" office:value-type="float" office:value="0.299353171434412" calcext:value-type="float">
            <text:p>0,299</text:p>
          </table:table-cell>
          <table:table-cell table:style-name="ce58" office:value-type="float" office:value="9.99748160380405" calcext:value-type="float">
            <text:p>9,997</text:p>
          </table:table-cell>
          <table:table-cell table:style-name="ce58" office:value-type="float" office:value="0.0117660970520391" calcext:value-type="float">
            <text:p>0,012</text:p>
          </table:table-cell>
          <table:table-cell table:formula="of:=[.$B$1]/[.H8]" office:value-type="float" office:value="13.3646311404365" calcext:value-type="float">
            <text:p>13,36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13" table:formula="of:=LOG([.G9]/[.$G$3])" office:value-type="float" office:value="3.60205999132796" calcext:value-type="float">
            <text:p>3,60</text:p>
          </table:table-cell>
          <table:table-cell table:style-name="ce20" office:value-type="float" office:value="40" calcext:value-type="float">
            <text:p>40</text:p>
          </table:table-cell>
          <table:table-cell table:style-name="ce25" office:value-type="string" calcext:value-type="string">
            <text:p>f<text:span text:style-name="T1">pез</text:span><text:span text:style-name="T2"> =</text:span></text:p>
          </table:table-cell>
          <table:table-cell table:style-name="ce35" table:formula="of:=[.E9]*[.$B$5]" office:value-type="float" office:value="284705.017366871" calcext:value-type="float">
            <text:p>284705</text:p>
          </table:table-cell>
          <table:table-cell table:style-name="ce47" office:value-type="float" office:value="0.558569285837428" calcext:value-type="float">
            <text:p>0,559</text:p>
          </table:table-cell>
          <table:table-cell table:style-name="ce58" office:value-type="float" office:value="0.225854196903001" calcext:value-type="float">
            <text:p>0,226</text:p>
          </table:table-cell>
          <table:table-cell table:style-name="ce58" office:value-type="float" office:value="9.99911392527745" calcext:value-type="float">
            <text:p>9,999</text:p>
          </table:table-cell>
          <table:table-cell table:style-name="ce58" office:value-type="float" office:value="0.00682785121285951" calcext:value-type="float">
            <text:p>0,007</text:p>
          </table:table-cell>
          <table:table-cell table:formula="of:=[.$B$1]/[.H9]" office:value-type="float" office:value="17.9028819764188" calcext:value-type="float">
            <text:p>17,90</text:p>
          </table:table-cell>
          <table:table-cell table:style-name="ce70"/>
          <table:table-cell table:number-columns-repeated="9"/>
        </table:table-row>
        <table:table-row table:style-name="ro2">
          <table:table-cell table:number-columns-repeated="3"/>
          <table:table-cell table:style-name="ce13" table:formula="of:=LOG([.G10]/[.$G$3])" office:value-type="float" office:value="3.69897000433602" calcext:value-type="float">
            <text:p>3,70</text:p>
          </table:table-cell>
          <table:table-cell table:style-name="ce18" office:value-type="float" office:value="50" calcext:value-type="float">
            <text:p>50</text:p>
          </table:table-cell>
          <table:table-cell table:style-name="ce25" office:value-type="string" calcext:value-type="string">
            <text:p>f<text:span text:style-name="T1">pез</text:span><text:span text:style-name="T2"> =</text:span></text:p>
          </table:table-cell>
          <table:table-cell table:style-name="ce35" table:formula="of:=[.E10]*[.$B$5]" office:value-type="float" office:value="355881.271708589" calcext:value-type="float">
            <text:p>355881</text:p>
          </table:table-cell>
          <table:table-cell table:style-name="ce47" office:value-type="float" office:value="0.450341939734369" calcext:value-type="float">
            <text:p>0,450</text:p>
          </table:table-cell>
          <table:table-cell table:style-name="ce58" office:value-type="float" office:value="0.177082570882637" calcext:value-type="float">
            <text:p>0,177</text:p>
          </table:table-cell>
          <table:table-cell table:style-name="ce58" office:value-type="float" office:value="9.99964493122751" calcext:value-type="float">
            <text:p>10,000</text:p>
          </table:table-cell>
          <table:table-cell table:style-name="ce58" office:value-type="float" office:value="0.00473088365344604" calcext:value-type="float">
            <text:p>0,005</text:p>
          </table:table-cell>
          <table:table-cell table:formula="of:=[.$B$1]/[.H10]" office:value-type="float" office:value="22.2053491307037" calcext:value-type="float">
            <text:p>22,21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13" table:formula="of:=LOG([.G11]/[.$G$3])" office:value-type="float" office:value="3.77815125038364" calcext:value-type="float">
            <text:p>3,78</text:p>
          </table:table-cell>
          <table:table-cell table:style-name="ce20" office:value-type="float" office:value="60" calcext:value-type="float">
            <text:p>60</text:p>
          </table:table-cell>
          <table:table-cell table:style-name="ce25" office:value-type="string" calcext:value-type="string">
            <text:p>f<text:span text:style-name="T1">pез</text:span><text:span text:style-name="T2"> =</text:span></text:p>
          </table:table-cell>
          <table:table-cell table:style-name="ce35" table:formula="of:=[.E11]*[.$B$5]" office:value-type="float" office:value="427057.526050306" calcext:value-type="float">
            <text:p>427058</text:p>
          </table:table-cell>
          <table:table-cell table:style-name="ce47" office:value-type="float" office:value="0.370659947020139" calcext:value-type="float">
            <text:p>0,371</text:p>
          </table:table-cell>
          <table:table-cell table:style-name="ce58" office:value-type="float" office:value="0.148406621524467" calcext:value-type="float">
            <text:p>0,148</text:p>
          </table:table-cell>
          <table:table-cell table:style-name="ce58" office:value-type="float" office:value="9.99979917767246" calcext:value-type="float">
            <text:p>10,000</text:p>
          </table:table-cell>
          <table:table-cell table:style-name="ce58" office:value-type="float" office:value="0.00328096550299967" calcext:value-type="float">
            <text:p>0,003</text:p>
          </table:table-cell>
          <table:table-cell table:formula="of:=[.$B$1]/[.H11]" office:value-type="float" office:value="26.9789063544453" calcext:value-type="float">
            <text:p>26,98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13" table:formula="of:=LOG([.G12]/[.$G$3])" office:value-type="float" office:value="3.84509804001426" calcext:value-type="float">
            <text:p>3,85</text:p>
          </table:table-cell>
          <table:table-cell table:style-name="ce18" office:value-type="float" office:value="70" calcext:value-type="float">
            <text:p>70</text:p>
          </table:table-cell>
          <table:table-cell table:style-name="ce25" office:value-type="string" calcext:value-type="string">
            <text:p>f<text:span text:style-name="T1">pез</text:span><text:span text:style-name="T2"> =</text:span></text:p>
          </table:table-cell>
          <table:table-cell table:style-name="ce35" table:formula="of:=[.E12]*[.$B$5]" office:value-type="float" office:value="498233.780392024" calcext:value-type="float">
            <text:p>498234</text:p>
          </table:table-cell>
          <table:table-cell table:style-name="ce47" office:value-type="float" office:value="0.321592777142183" calcext:value-type="float">
            <text:p>0,322</text:p>
          </table:table-cell>
          <table:table-cell table:style-name="ce58" office:value-type="float" office:value="0.128550136746419" calcext:value-type="float">
            <text:p>0,129</text:p>
          </table:table-cell>
          <table:table-cell table:style-name="ce58" office:value-type="float" office:value="10.0008257129373" calcext:value-type="float">
            <text:p>10,001</text:p>
          </table:table-cell>
          <table:table-cell table:style-name="ce58" office:value-type="float" office:value="0.0024084802798373" calcext:value-type="float">
            <text:p>0,002</text:p>
          </table:table-cell>
          <table:table-cell table:formula="of:=[.$B$1]/[.H12]" office:value-type="float" office:value="31.0952257350568" calcext:value-type="float">
            <text:p>31,10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13" table:formula="of:=LOG([.G13]/[.$G$3])" office:value-type="float" office:value="3.90308998699194" calcext:value-type="float">
            <text:p>3,90</text:p>
          </table:table-cell>
          <table:table-cell table:style-name="ce20" office:value-type="float" office:value="80" calcext:value-type="float">
            <text:p>80</text:p>
          </table:table-cell>
          <table:table-cell table:style-name="ce25" office:value-type="string" calcext:value-type="string">
            <text:p>f<text:span text:style-name="T1">pез</text:span><text:span text:style-name="T2"> =</text:span></text:p>
          </table:table-cell>
          <table:table-cell table:style-name="ce35" table:formula="of:=[.E13]*[.$B$5]" office:value-type="float" office:value="569410.034733742" calcext:value-type="float">
            <text:p>569410</text:p>
          </table:table-cell>
          <table:table-cell table:style-name="ce47" office:value-type="float" office:value="0.281515098983699" calcext:value-type="float">
            <text:p>0,282</text:p>
          </table:table-cell>
          <table:table-cell table:style-name="ce58" office:value-type="float" office:value="0.108053972652665" calcext:value-type="float">
            <text:p>0,108</text:p>
          </table:table-cell>
          <table:table-cell table:style-name="ce58" office:value-type="float" office:value="10.0018888264404" calcext:value-type="float">
            <text:p>10,002</text:p>
          </table:table-cell>
          <table:table-cell table:style-name="ce58" office:value-type="float" office:value="0.00225092276139484" calcext:value-type="float">
            <text:p>0,002</text:p>
          </table:table-cell>
          <table:table-cell table:formula="of:=[.$B$1]/[.H13]" office:value-type="float" office:value="35.5220733669388" calcext:value-type="float">
            <text:p>35,52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13" table:formula="of:=LOG([.G14]/[.$G$3])" office:value-type="float" office:value="3.95424250943932" calcext:value-type="float">
            <text:p>3,95</text:p>
          </table:table-cell>
          <table:table-cell table:style-name="ce18" office:value-type="float" office:value="90" calcext:value-type="float">
            <text:p>90</text:p>
          </table:table-cell>
          <table:table-cell table:style-name="ce25" office:value-type="string" calcext:value-type="string">
            <text:p>f<text:span text:style-name="T1">pез</text:span><text:span text:style-name="T2"> =</text:span></text:p>
          </table:table-cell>
          <table:table-cell table:style-name="ce35" table:formula="of:=[.E14]*[.$B$5]" office:value-type="float" office:value="640586.289075459" calcext:value-type="float">
            <text:p>640586</text:p>
          </table:table-cell>
          <table:table-cell table:style-name="ce47" office:value-type="float" office:value="0.244308312903108" calcext:value-type="float">
            <text:p>0,244</text:p>
          </table:table-cell>
          <table:table-cell table:style-name="ce58" office:value-type="float" office:value="0.0982395187974705" calcext:value-type="float">
            <text:p>0,098</text:p>
          </table:table-cell>
          <table:table-cell table:style-name="ce58" office:value-type="float" office:value="10.0024057024538" calcext:value-type="float">
            <text:p>10,002</text:p>
          </table:table-cell>
          <table:table-cell table:style-name="ce58" office:value-type="float" office:value="0.00212078886762072" calcext:value-type="float">
            <text:p>0,002</text:p>
          </table:table-cell>
          <table:table-cell table:formula="of:=[.$B$1]/[.H14]" office:value-type="float" office:value="40.9318859484162" calcext:value-type="float">
            <text:p>40,93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14" table:formula="of:=LOG([.G15]/[.$G$3])" office:value-type="float" office:value="4" calcext:value-type="float">
            <text:p>4</text:p>
          </table:table-cell>
          <table:table-cell table:style-name="ce21" office:value-type="float" office:value="100" calcext:value-type="float">
            <text:p>100</text:p>
          </table:table-cell>
          <table:table-cell table:style-name="ce26" office:value-type="string" calcext:value-type="string">
            <text:p>f<text:span text:style-name="T1">pез</text:span><text:span text:style-name="T2"> =</text:span></text:p>
          </table:table-cell>
          <table:table-cell table:style-name="ce36" table:formula="of:=[.E15]*[.$B$5]" office:value-type="float" office:value="711762.543417177" calcext:value-type="float">
            <text:p>711763</text:p>
          </table:table-cell>
          <table:table-cell table:style-name="ce48" office:value-type="float" office:value="0.23" calcext:value-type="float">
            <text:p>0,230</text:p>
          </table:table-cell>
          <table:table-cell table:style-name="ce59" office:value-type="float" office:value="0.092" calcext:value-type="float">
            <text:p>0,092</text:p>
          </table:table-cell>
          <table:table-cell table:style-name="ce59" office:value-type="float" office:value="10.002" calcext:value-type="float">
            <text:p>10,002</text:p>
          </table:table-cell>
          <table:table-cell table:style-name="ce59" office:value-type="float" office:value="0.001" calcext:value-type="float">
            <text:p>0,001</text:p>
          </table:table-cell>
          <table:table-cell table:style-name="ce66" table:formula="of:=[.$B$1]/[.H15]" office:value-type="float" office:value="43.4782608695652" calcext:value-type="float">
            <text:p>43,4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5" office:value-type="string" calcext:value-type="string" table:number-columns-spanned="3" table:number-rows-spanned="2">
            <text:p>ω, рад/с</text:p>
          </table:table-cell>
          <table:covered-table-cell table:style-name="ce22"/>
          <table:covered-table-cell table:style-name="ce29"/>
          <table:table-cell table:style-name="ce49" office:value-type="string" calcext:value-type="string" table:number-columns-spanned="5" table:number-rows-spanned="1">
            <text:p>Рассчетные</text:p>
          </table:table-cell>
          <table:covered-table-cell table:number-columns-repeated="3" table:style-name="ce60"/>
          <table:covered-table-cell table:style-name="ce67"/>
          <table:table-cell table:number-columns-repeated="10"/>
        </table:table-row>
        <table:table-row table:style-name="ro2">
          <table:table-cell table:number-columns-repeated="4"/>
          <table:covered-table-cell table:style-name="ce16"/>
          <table:covered-table-cell table:style-name="ce23"/>
          <table:covered-table-cell table:style-name="ce30"/>
          <table:table-cell table:style-name="ce50" office:value-type="string" calcext:value-type="string">
            <text:p>I, мA</text:p>
          </table:table-cell>
          <table:table-cell table:style-name="ce55" office:value-type="string" calcext:value-type="string">
            <text:p>U<text:span text:style-name="T1">R</text:span>, B</text:p>
          </table:table-cell>
          <table:table-cell table:style-name="ce55" office:value-type="string" calcext:value-type="string">
            <text:p>U<text:span text:style-name="T1">L</text:span>, B</text:p>
          </table:table-cell>
          <table:table-cell table:style-name="ce55" office:value-type="string" calcext:value-type="string">
            <text:p>U<text:span text:style-name="T1">C</text:span>, B</text:p>
          </table:table-cell>
          <table:table-cell table:style-name="ce63" office:value-type="string" calcext:value-type="string">
            <text:p>Z, кОм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19" office:value-type="float" office:value="0.01" calcext:value-type="float">
            <text:p>0,01</text:p>
          </table:table-cell>
          <table:table-cell table:style-name="ce27" office:value-type="string" calcext:value-type="string">
            <text:p>ω<text:span text:style-name="T1">pез</text:span><text:span text:style-name="T2"> =</text:span></text:p>
          </table:table-cell>
          <table:table-cell table:style-name="ce37" table:formula="of:=[.E18]*[.$B$6]" office:value-type="float" office:value="447.213595499958" calcext:value-type="float">
            <text:p>447,2136</text:p>
          </table:table-cell>
          <table:table-cell table:style-name="ce51" table:formula="of:=[.$B$1]/[.L18]" office:value-type="float" office:value="0.22359785289679" calcext:value-type="float">
            <text:p>0,224</text:p>
          </table:table-cell>
          <table:table-cell table:style-name="ce61" table:formula="of:=0.001*[.H18]*[.$B$2]" office:value-type="float" office:value="0.0894391411587159" calcext:value-type="float">
            <text:p>0,089</text:p>
          </table:table-cell>
          <table:table-cell table:style-name="ce61" table:formula="of:=0.001*[.H18]*[.G18]*[.$B$4]*10^-3" office:value-type="float" office:value="0.00099995999740044" calcext:value-type="float">
            <text:p>0,001</text:p>
          </table:table-cell>
          <table:table-cell table:style-name="ce61" table:formula="of:=0.001*[.H18]/([.G18]*[.$B$3]*10^-9)" office:value-type="float" office:value="9.9995999740044" calcext:value-type="float">
            <text:p>10,000</text:p>
          </table:table-cell>
          <table:table-cell table:style-name="ce68" table:formula="of:=0.001*SQRT([.$B$2]^2+([.G18]*[.$B$4]*10^-3)^2+1/([.G18]*[.$B$3]*10^-9)^2)" office:value-type="float" office:value="44.7231485922" calcext:value-type="float">
            <text:p>44,72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18" office:value-type="float" office:value="0.1" calcext:value-type="float">
            <text:p>0,1</text:p>
          </table:table-cell>
          <table:table-cell table:style-name="ce27" office:value-type="string" calcext:value-type="string">
            <text:p>ω<text:span text:style-name="T1">pез</text:span><text:span text:style-name="T2"> =</text:span></text:p>
          </table:table-cell>
          <table:table-cell table:style-name="ce38" table:formula="of:=[.E19]*[.$B$6]" office:value-type="float" office:value="4472.13595499958" calcext:value-type="float">
            <text:p>4472,136</text:p>
          </table:table-cell>
          <table:table-cell table:style-name="ce52" table:formula="of:=[.$B$1]/[.L19]" office:value-type="float" office:value="2.22706654910567" calcext:value-type="float">
            <text:p>2,227</text:p>
          </table:table-cell>
          <table:table-cell table:style-name="ce57" table:formula="of:=0.001*[.H19]*[.$B$2]" office:value-type="float" office:value="0.890826619642266" calcext:value-type="float">
            <text:p>0,891</text:p>
          </table:table-cell>
          <table:table-cell table:style-name="ce57" table:formula="of:=[.H19]*[.G19]*[.$B$4]*10^-6" office:value-type="float" office:value="0.0995974438843228" calcext:value-type="float">
            <text:p>0,100</text:p>
          </table:table-cell>
          <table:table-cell table:style-name="ce57" table:formula="of:=0.001*[.H19]/([.G19]*[.$B$3]*10^-9)" office:value-type="float" office:value="9.95974438843229" calcext:value-type="float">
            <text:p>9,960</text:p>
          </table:table-cell>
          <table:table-cell table:formula="of:=0.001*SQRT([.$B$2]^2+([.G19]*[.$B$4]*10^-3)^2+1/([.G19]*[.$B$3]*10^-9)^2)" office:value-type="float" office:value="4.49021157630685" calcext:value-type="float">
            <text:p>4,49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19" office:value-type="float" office:value="1" calcext:value-type="float">
            <text:p>1</text:p>
          </table:table-cell>
          <table:table-cell table:style-name="ce27" office:value-type="string" calcext:value-type="string">
            <text:p>ω<text:span text:style-name="T1">pез</text:span><text:span text:style-name="T2"> =</text:span></text:p>
          </table:table-cell>
          <table:table-cell table:style-name="ce39" table:formula="of:=[.E20]*[.$B$6]" office:value-type="float" office:value="44721.3595499958" calcext:value-type="float">
            <text:p>44721,36</text:p>
          </table:table-cell>
          <table:table-cell table:style-name="ce52" table:formula="of:=[.$B$1]/[.L20]" office:value-type="float" office:value="25" calcext:value-type="float">
            <text:p>25,000</text:p>
          </table:table-cell>
          <table:table-cell table:style-name="ce57" table:formula="of:=0.001*[.H20]*[.$B$2]" office:value-type="float" office:value="10" calcext:value-type="float">
            <text:p>10,000</text:p>
          </table:table-cell>
          <table:table-cell table:style-name="ce57" table:formula="of:=[.H20]*[.G20]*[.$B$4]*10^-6" office:value-type="float" office:value="11.1803398874989" calcext:value-type="float">
            <text:p>11,180</text:p>
          </table:table-cell>
          <table:table-cell table:style-name="ce57" table:formula="of:=0.001*[.H20]/([.G20]*[.$B$3]*10^-9)" office:value-type="float" office:value="11.1803398874989" calcext:value-type="float">
            <text:p>11,180</text:p>
          </table:table-cell>
          <table:table-cell table:formula="of:=0.001*SQRT([.$B$2]^2+([.G20]*[.$B$4]*10^-3)^2-1/([.G20]*[.$B$3]*10^-9)^2)" office:value-type="float" office:value="0.4" calcext:value-type="float">
            <text:p>0,40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18" office:value-type="float" office:value="10" calcext:value-type="float">
            <text:p>10</text:p>
          </table:table-cell>
          <table:table-cell table:style-name="ce27" office:value-type="string" calcext:value-type="string">
            <text:p>ω<text:span text:style-name="T1">pез</text:span><text:span text:style-name="T2"> =</text:span></text:p>
          </table:table-cell>
          <table:table-cell table:style-name="ce40" table:formula="of:=[.E21]*[.$B$6]" office:value-type="float" office:value="447213.595499958" calcext:value-type="float">
            <text:p>447213,6</text:p>
          </table:table-cell>
          <table:table-cell table:style-name="ce52" table:formula="of:=[.$B$1]/[.L21]" office:value-type="float" office:value="2.22706654910567" calcext:value-type="float">
            <text:p>2,227</text:p>
          </table:table-cell>
          <table:table-cell table:style-name="ce57" table:formula="of:=0.001*[.H21]*[.$B$2]" office:value-type="float" office:value="0.890826619642266" calcext:value-type="float">
            <text:p>0,891</text:p>
          </table:table-cell>
          <table:table-cell table:style-name="ce57" table:formula="of:=[.H21]*[.G21]*[.$B$4]*10^-6" office:value-type="float" office:value="9.95974438843228" calcext:value-type="float">
            <text:p>9,960</text:p>
          </table:table-cell>
          <table:table-cell table:style-name="ce57" table:formula="of:=0.001*[.H21]/([.G21]*[.$B$3]*10^-9)" office:value-type="float" office:value="0.0995974438843228" calcext:value-type="float">
            <text:p>0,100</text:p>
          </table:table-cell>
          <table:table-cell table:formula="of:=0.001*SQRT([.$B$2]^2+([.G21]*[.$B$4]*10^-3)^2+1/([.G21]*[.$B$3]*10^-9)^2)" office:value-type="float" office:value="4.49021157630685" calcext:value-type="float">
            <text:p>4,49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20" office:value-type="float" office:value="20" calcext:value-type="float">
            <text:p>20</text:p>
          </table:table-cell>
          <table:table-cell table:style-name="ce27" office:value-type="string" calcext:value-type="string">
            <text:p>ω<text:span text:style-name="T1">pез</text:span><text:span text:style-name="T2"> =</text:span></text:p>
          </table:table-cell>
          <table:table-cell table:style-name="ce41" table:formula="of:=[.E22]*[.$B$6]" office:value-type="float" office:value="894427.190999916" calcext:value-type="float">
            <text:p>894427</text:p>
          </table:table-cell>
          <table:table-cell table:style-name="ce52" table:formula="of:=[.$B$1]/[.L22]" office:value-type="float" office:value="1.11691414563743" calcext:value-type="float">
            <text:p>1,117</text:p>
          </table:table-cell>
          <table:table-cell table:style-name="ce57" table:formula="of:=0.001*[.H22]*[.$B$2]" office:value-type="float" office:value="0.446765658254973" calcext:value-type="float">
            <text:p>0,447</text:p>
          </table:table-cell>
          <table:table-cell table:style-name="ce57" table:formula="of:=[.H22]*[.G22]*[.$B$4]*10^-6" office:value-type="float" office:value="9.98998381870559" calcext:value-type="float">
            <text:p>9,990</text:p>
          </table:table-cell>
          <table:table-cell table:style-name="ce57" table:formula="of:=0.001*[.H22]/([.G22]*[.$B$3]*10^-9)" office:value-type="float" office:value="0.024974959546764" calcext:value-type="float">
            <text:p>0,025</text:p>
          </table:table-cell>
          <table:table-cell table:formula="of:=0.001*SQRT([.$B$2]^2+([.G22]*[.$B$4]*10^-3)^2+1/([.G22]*[.$B$3]*10^-9)^2)" office:value-type="float" office:value="8.95323963713694" calcext:value-type="float">
            <text:p>8,95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20" office:value-type="float" office:value="30" calcext:value-type="float">
            <text:p>30</text:p>
          </table:table-cell>
          <table:table-cell table:style-name="ce27" office:value-type="string" calcext:value-type="string">
            <text:p>ω<text:span text:style-name="T1">pез</text:span><text:span text:style-name="T2"> =</text:span></text:p>
          </table:table-cell>
          <table:table-cell table:style-name="ce41" table:formula="of:=[.E23]*[.$B$6]" office:value-type="float" office:value="1341640.78649987" calcext:value-type="float">
            <text:p>1341641</text:p>
          </table:table-cell>
          <table:table-cell table:style-name="ce52" table:formula="of:=[.$B$1]/[.L23]" office:value-type="float" office:value="0.745024484369602" calcext:value-type="float">
            <text:p>0,745</text:p>
          </table:table-cell>
          <table:table-cell table:style-name="ce57" table:formula="of:=0.001*[.H23]*[.$B$2]" office:value-type="float" office:value="0.298009793747841" calcext:value-type="float">
            <text:p>0,298</text:p>
          </table:table-cell>
          <table:table-cell table:style-name="ce57" table:formula="of:=[.H23]*[.G23]*[.$B$4]*10^-6" office:value-type="float" office:value="9.99555235171295" calcext:value-type="float">
            <text:p>9,996</text:p>
          </table:table-cell>
          <table:table-cell table:style-name="ce57" table:formula="of:=0.001*[.H23]/([.G23]*[.$B$3]*10^-9)" office:value-type="float" office:value="0.0111061692796811" calcext:value-type="float">
            <text:p>0,011</text:p>
          </table:table-cell>
          <table:table-cell table:formula="of:=0.001*SQRT([.$B$2]^2+([.G23]*[.$B$4]*10^-3)^2+1/([.G23]*[.$B$3]*10^-9)^2)" office:value-type="float" office:value="13.4223776665024" calcext:value-type="float">
            <text:p>13,42</text:p>
          </table:table-cell>
          <table:table-cell/>
          <table:table-cell table:style-name="ce72" table:number-columns-repeated="4"/>
          <table:table-cell table:number-columns-repeated="5"/>
        </table:table-row>
        <table:table-row table:style-name="ro2">
          <table:table-cell table:number-columns-repeated="4"/>
          <table:table-cell table:style-name="ce18" office:value-type="float" office:value="40" calcext:value-type="float">
            <text:p>40</text:p>
          </table:table-cell>
          <table:table-cell table:style-name="ce27" office:value-type="string" calcext:value-type="string">
            <text:p>ω<text:span text:style-name="T1">pез</text:span><text:span text:style-name="T2"> =</text:span></text:p>
          </table:table-cell>
          <table:table-cell table:style-name="ce41" table:formula="of:=[.E24]*[.$B$6]" office:value-type="float" office:value="1788854.38199983" calcext:value-type="float">
            <text:p>1788854</text:p>
          </table:table-cell>
          <table:table-cell table:style-name="ce52" table:formula="of:=[.$B$1]/[.L24]" office:value-type="float" office:value="0.558877183411231" calcext:value-type="float">
            <text:p>0,559</text:p>
          </table:table-cell>
          <table:table-cell table:style-name="ce57" table:formula="of:=0.001*[.H24]*[.$B$2]" office:value-type="float" office:value="0.223550873364492" calcext:value-type="float">
            <text:p>0,224</text:p>
          </table:table-cell>
          <table:table-cell table:style-name="ce57" table:formula="of:=[.H24]*[.G24]*[.$B$4]*10^-6" office:value-type="float" office:value="9.99749898544904" calcext:value-type="float">
            <text:p>9,997</text:p>
          </table:table-cell>
          <table:table-cell table:style-name="ce57" table:formula="of:=0.001*[.H24]/([.G24]*[.$B$3]*10^-9)" office:value-type="float" office:value="0.00624843686590565" calcext:value-type="float">
            <text:p>0,006</text:p>
          </table:table-cell>
          <table:table-cell table:formula="of:=0.001*SQRT([.$B$2]^2+([.G24]*[.$B$4]*10^-3)^2+1/([.G24]*[.$B$3]*10^-9)^2)" office:value-type="float" office:value="17.8930188900588" calcext:value-type="float">
            <text:p>17,89</text:p>
          </table:table-cell>
          <table:table-cell/>
          <table:table-cell table:style-name="ce72" table:number-columns-repeated="4"/>
          <table:table-cell table:number-columns-repeated="5"/>
        </table:table-row>
        <table:table-row table:style-name="ro2">
          <table:table-cell table:number-columns-repeated="4"/>
          <table:table-cell table:style-name="ce20" office:value-type="float" office:value="50" calcext:value-type="float">
            <text:p>50</text:p>
          </table:table-cell>
          <table:table-cell table:style-name="ce27" office:value-type="string" calcext:value-type="string">
            <text:p>ω<text:span text:style-name="T1">pез</text:span><text:span text:style-name="T2"> =</text:span></text:p>
          </table:table-cell>
          <table:table-cell table:style-name="ce41" table:formula="of:=[.E25]*[.$B$6]" office:value-type="float" office:value="2236067.97749979" calcext:value-type="float">
            <text:p>2236068</text:p>
          </table:table-cell>
          <table:table-cell table:style-name="ce52" table:formula="of:=[.$B$1]/[.L25]" office:value-type="float" office:value="0.447142022733185" calcext:value-type="float">
            <text:p>0,447</text:p>
          </table:table-cell>
          <table:table-cell table:style-name="ce57" table:formula="of:=0.001*[.H25]*[.$B$2]" office:value-type="float" office:value="0.178856809093274" calcext:value-type="float">
            <text:p>0,179</text:p>
          </table:table-cell>
          <table:table-cell table:style-name="ce57" table:formula="of:=[.H25]*[.G25]*[.$B$4]*10^-6" office:value-type="float" office:value="9.99839958428157" calcext:value-type="float">
            <text:p>9,998</text:p>
          </table:table-cell>
          <table:table-cell table:style-name="ce57" table:formula="of:=0.001*[.H25]/([.G25]*[.$B$3]*10^-9)" office:value-type="float" office:value="0.00399935983371263" calcext:value-type="float">
            <text:p>0,004</text:p>
          </table:table-cell>
          <table:table-cell table:formula="of:=0.001*SQRT([.$B$2]^2+([.G25]*[.$B$4]*10^-3)^2+1/([.G25]*[.$B$3]*10^-9)^2)" office:value-type="float" office:value="22.3642589861591" calcext:value-type="float">
            <text:p>22,36</text:p>
          </table:table-cell>
          <table:table-cell/>
          <table:table-cell table:style-name="ce72" table:number-columns-repeated="4"/>
          <table:table-cell table:number-columns-repeated="5"/>
        </table:table-row>
        <table:table-row table:style-name="ro2">
          <table:table-cell table:number-columns-repeated="4"/>
          <table:table-cell table:style-name="ce20" office:value-type="float" office:value="60" calcext:value-type="float">
            <text:p>60</text:p>
          </table:table-cell>
          <table:table-cell table:style-name="ce27" office:value-type="string" calcext:value-type="string">
            <text:p>ω<text:span text:style-name="T1">pез</text:span><text:span text:style-name="T2"> =</text:span></text:p>
          </table:table-cell>
          <table:table-cell table:style-name="ce41" table:formula="of:=[.E26]*[.$B$6]" office:value-type="float" office:value="2683281.57299975" calcext:value-type="float">
            <text:p>2683282</text:p>
          </table:table-cell>
          <table:table-cell table:style-name="ce52" table:formula="of:=[.$B$1]/[.L26]" office:value-type="float" office:value="0.372636580110665" calcext:value-type="float">
            <text:p>0,373</text:p>
          </table:table-cell>
          <table:table-cell table:style-name="ce57" table:formula="of:=0.001*[.H26]*[.$B$2]" office:value-type="float" office:value="0.149054632044266" calcext:value-type="float">
            <text:p>0,149</text:p>
          </table:table-cell>
          <table:table-cell table:style-name="ce57" table:formula="of:=[.H26]*[.G26]*[.$B$4]*10^-6" office:value-type="float" office:value="9.99888868836591" calcext:value-type="float">
            <text:p>9,999</text:p>
          </table:table-cell>
          <table:table-cell table:style-name="ce57" table:formula="of:=0.001*[.H26]/([.G26]*[.$B$3]*10^-9)" office:value-type="float" office:value="0.00277746908010164" calcext:value-type="float">
            <text:p>0,003</text:p>
          </table:table-cell>
          <table:table-cell table:formula="of:=0.001*SQRT([.$B$2]^2+([.G26]*[.$B$4]*10^-3)^2+1/([.G26]*[.$B$3]*10^-9)^2)" office:value-type="float" office:value="26.8357980234528" calcext:value-type="float">
            <text:p>26,84</text:p>
          </table:table-cell>
          <table:table-cell/>
          <table:table-cell table:style-name="ce72" table:number-columns-repeated="4"/>
          <table:table-cell table:number-columns-repeated="5"/>
        </table:table-row>
        <table:table-row table:style-name="ro2">
          <table:table-cell table:number-columns-repeated="4"/>
          <table:table-cell table:style-name="ce18" office:value-type="float" office:value="70" calcext:value-type="float">
            <text:p>70</text:p>
          </table:table-cell>
          <table:table-cell table:style-name="ce27" office:value-type="string" calcext:value-type="string">
            <text:p>ω<text:span text:style-name="T1">pез</text:span><text:span text:style-name="T2"> =</text:span></text:p>
          </table:table-cell>
          <table:table-cell table:style-name="ce41" table:formula="of:=[.E27]*[.$B$6]" office:value-type="float" office:value="3130495.16849971" calcext:value-type="float">
            <text:p>3130495</text:p>
          </table:table-cell>
          <table:table-cell table:style-name="ce52" table:formula="of:=[.$B$1]/[.L27]" office:value-type="float" office:value="0.319412202447535" calcext:value-type="float">
            <text:p>0,319</text:p>
          </table:table-cell>
          <table:table-cell table:style-name="ce57" table:formula="of:=0.001*[.H27]*[.$B$2]" office:value-type="float" office:value="0.127764880979014" calcext:value-type="float">
            <text:p>0,128</text:p>
          </table:table-cell>
          <table:table-cell table:style-name="ce57" table:formula="of:=[.H27]*[.G27]*[.$B$4]*10^-6" office:value-type="float" office:value="9.99918356521857" calcext:value-type="float">
            <text:p>9,999</text:p>
          </table:table-cell>
          <table:table-cell table:style-name="ce57" table:formula="of:=0.001*[.H27]/([.G27]*[.$B$3]*10^-9)" office:value-type="float" office:value="0.00204064970718746" calcext:value-type="float">
            <text:p>0,002</text:p>
          </table:table-cell>
          <table:table-cell table:formula="of:=0.001*SQRT([.$B$2]^2+([.G27]*[.$B$4]*10^-3)^2+1/([.G27]*[.$B$3]*10^-9)^2)" office:value-type="float" office:value="31.3075077388208" calcext:value-type="float">
            <text:p>31,31</text:p>
          </table:table-cell>
          <table:table-cell/>
          <table:table-cell table:style-name="ce72" table:number-columns-repeated="4"/>
          <table:table-cell table:number-columns-repeated="5"/>
        </table:table-row>
        <table:table-row table:style-name="ro2">
          <table:table-cell table:number-columns-repeated="4"/>
          <table:table-cell table:style-name="ce20" office:value-type="float" office:value="80" calcext:value-type="float">
            <text:p>80</text:p>
          </table:table-cell>
          <table:table-cell table:style-name="ce27" office:value-type="string" calcext:value-type="string">
            <text:p>ω<text:span text:style-name="T1">pез</text:span><text:span text:style-name="T2"> =</text:span></text:p>
          </table:table-cell>
          <table:table-cell table:style-name="ce41" table:formula="of:=[.E28]*[.$B$6]" office:value-type="float" office:value="3577708.76399966" calcext:value-type="float">
            <text:p>3577709</text:p>
          </table:table-cell>
          <table:table-cell table:style-name="ce52" table:formula="of:=[.$B$1]/[.L28]" office:value-type="float" office:value="0.279491026132645" calcext:value-type="float">
            <text:p>0,279</text:p>
          </table:table-cell>
          <table:table-cell table:style-name="ce57" table:formula="of:=0.001*[.H28]*[.$B$2]" office:value-type="float" office:value="0.111796410453058" calcext:value-type="float">
            <text:p>0,112</text:p>
          </table:table-cell>
          <table:table-cell table:style-name="ce57" table:formula="of:=[.H28]*[.G28]*[.$B$4]*10^-6" office:value-type="float" office:value="9.99937493654022" calcext:value-type="float">
            <text:p>9,999</text:p>
          </table:table-cell>
          <table:table-cell table:style-name="ce57" table:formula="of:=0.001*[.H28]/([.G28]*[.$B$3]*10^-9)" office:value-type="float" office:value="0.00156240233383441" calcext:value-type="float">
            <text:p>0,002</text:p>
          </table:table-cell>
          <table:table-cell table:formula="of:=0.001*SQRT([.$B$2]^2+([.G28]*[.$B$4]*10^-3)^2+1/([.G28]*[.$B$3]*10^-9)^2)" office:value-type="float" office:value="35.7793240748061" calcext:value-type="float">
            <text:p>35,78</text:p>
          </table:table-cell>
          <table:table-cell/>
          <table:table-cell table:style-name="ce72" table:number-columns-repeated="4"/>
          <table:table-cell table:number-columns-repeated="5"/>
        </table:table-row>
        <table:table-row table:style-name="ro2">
          <table:table-cell table:number-columns-repeated="4"/>
          <table:table-cell table:style-name="ce20" office:value-type="float" office:value="90" calcext:value-type="float">
            <text:p>90</text:p>
          </table:table-cell>
          <table:table-cell table:style-name="ce27" office:value-type="string" calcext:value-type="string">
            <text:p>ω<text:span text:style-name="T1">pез</text:span><text:span text:style-name="T2"> =</text:span></text:p>
          </table:table-cell>
          <table:table-cell table:style-name="ce41" table:formula="of:=[.E29]*[.$B$6]" office:value-type="float" office:value="4024922.35949962" calcext:value-type="float">
            <text:p>4024922</text:p>
          </table:table-cell>
          <table:table-cell table:style-name="ce52" table:formula="of:=[.$B$1]/[.L29]" office:value-type="float" office:value="0.24843972728117" calcext:value-type="float">
            <text:p>0,248</text:p>
          </table:table-cell>
          <table:table-cell table:style-name="ce57" table:formula="of:=0.001*[.H29]*[.$B$2]" office:value-type="float" office:value="0.0993758909124679" calcext:value-type="float">
            <text:p>0,099</text:p>
          </table:table-cell>
          <table:table-cell table:style-name="ce57" table:formula="of:=[.H29]*[.G29]*[.$B$4]*10^-6" office:value-type="float" office:value="9.99950613321968" calcext:value-type="float">
            <text:p>10,000</text:p>
          </table:table-cell>
          <table:table-cell table:style-name="ce57" table:formula="of:=0.001*[.H29]/([.G29]*[.$B$3]*10^-9)" office:value-type="float" office:value="0.00123450693002712" calcext:value-type="float">
            <text:p>0,001</text:p>
          </table:table-cell>
          <table:table-cell table:formula="of:=0.001*SQRT([.$B$2]^2+([.G29]*[.$B$4]*10^-3)^2+1/([.G29]*[.$B$3]*10^-9)^2)" office:value-type="float" office:value="40.2512114686174" calcext:value-type="float">
            <text:p>40,25</text:p>
          </table:table-cell>
          <table:table-cell/>
          <table:table-cell table:style-name="ce72" table:number-columns-repeated="4"/>
          <table:table-cell table:number-columns-repeated="5"/>
        </table:table-row>
        <table:table-row table:style-name="ro2">
          <table:table-cell table:number-columns-repeated="4"/>
          <table:table-cell table:style-name="ce21" office:value-type="float" office:value="100" calcext:value-type="float">
            <text:p>100</text:p>
          </table:table-cell>
          <table:table-cell table:style-name="ce28" office:value-type="string" calcext:value-type="string">
            <text:p>ω<text:span text:style-name="T1">pез</text:span><text:span text:style-name="T2"> =</text:span></text:p>
          </table:table-cell>
          <table:table-cell table:style-name="ce42" table:formula="of:=[.E30]*[.$B$6]" office:value-type="float" office:value="4472135.95499958" calcext:value-type="float">
            <text:p>4472136</text:p>
          </table:table-cell>
          <table:table-cell table:style-name="ce53" table:formula="of:=[.$B$1]/[.L30]" office:value-type="float" office:value="0.22359785289679" calcext:value-type="float">
            <text:p>0,224</text:p>
          </table:table-cell>
          <table:table-cell table:style-name="ce59" table:formula="of:=0.001*[.H30]*[.$B$2]" office:value-type="float" office:value="0.0894391411587159" calcext:value-type="float">
            <text:p>0,089</text:p>
          </table:table-cell>
          <table:table-cell table:style-name="ce59" table:formula="of:=[.H30]*[.G30]*[.$B$4]*10^-6" office:value-type="float" office:value="9.9995999740044" calcext:value-type="float">
            <text:p>10,000</text:p>
          </table:table-cell>
          <table:table-cell table:style-name="ce59" table:formula="of:=0.001*[.H30]/([.G30]*[.$B$3]*10^-9)" office:value-type="float" office:value="0.00099995999740044" calcext:value-type="float">
            <text:p>0,001</text:p>
          </table:table-cell>
          <table:table-cell table:style-name="ce66" table:formula="of:=0.001*SQRT([.$B$2]^2+([.G30]*[.$B$4]*10^-3)^2+1/([.G30]*[.$B$3]*10^-9)^2)" office:value-type="float" office:value="44.7231485922" calcext:value-type="float">
            <text:p>44,72</text:p>
          </table:table-cell>
          <table:table-cell/>
          <table:table-cell table:style-name="ce72" table:number-columns-repeated="4"/>
          <table:table-cell table:number-columns-repeated="5"/>
        </table:table-row>
        <table:table-row table:style-name="ro2">
          <table:table-cell>
            <draw:frame table:end-cell-address="Лист1.E50" table:end-x="10.35mm" table:end-y="4.42mm" draw:z-index="0" draw:style-name="gr1" draw:text-style-name="P1" svg:width="90.33mm" svg:height="106.93mm" svg:x="2.53mm" svg:y="2.39mm">
              <loext:p draw:notify-on-update-of-ranges="Лист1.D3:Лист1.D15 Лист1.I2:Лист1.I2 Лист1.I3:Лист1.I15 Лист1.D3:Лист1.D15 Лист1.J2:Лист1.J2 Лист1.J3:Лист1.J15 Лист1.D3:Лист1.D15 Лист1.K2:Лист1.K2 Лист1.K3:Лист1.K1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Лист1.L51" table:end-x="2.38mm" table:end-y="0.18mm" draw:z-index="2" draw:style-name="gr1" draw:text-style-name="P1" svg:width="90.33mm" svg:height="107.94mm" svg:x="5.17mm" svg:y="2.66mm">
              <loext:p draw:notify-on-update-of-ranges="Лист1.G3:Лист1.G15 Лист1.I2:Лист1.I2 Лист1.I3:Лист1.I15 Лист1.G3:Лист1.G15 Лист1.J2:Лист1.J2 Лист1.J3:Лист1.J15 Лист1.G3:Лист1.G15 Лист1.K2:Лист1.K2 Лист1.K3:Лист1.K15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2" table:number-rows-repeated="19">
          <table:table-cell table:number-columns-repeated="11"/>
          <table:table-cell table:style-name="Default"/>
          <table:table-cell table:number-columns-repeated="10"/>
        </table:table-row>
        <table:table-row table:style-name="ro2">
          <table:table-cell>
            <draw:frame table:end-cell-address="Лист1.F69" table:end-x="0.42mm" table:end-y="2.48mm" draw:z-index="1" draw:style-name="gr1" draw:text-style-name="P1" svg:width="90.37mm" svg:height="81.98mm" svg:x="3.09mm" svg:y="2.8mm">
              <loext:p draw:notify-on-update-of-ranges="Лист1.D3:Лист1.D15 Лист1.H2:Лист1.H2 Лист1.H3:Лист1.H15 Лист1.D3:Лист1.D15 Лист1.L2:Лист1.L2 Лист1.L3:Лист1.L1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Лист1.L69" table:end-x="2.38mm" table:end-y="2.75mm" draw:z-index="3" draw:style-name="gr1" draw:text-style-name="P1" svg:width="90.33mm" svg:height="81.98mm" svg:x="5.17mm" svg:y="3.07mm">
              <loext:p draw:notify-on-update-of-ranges="Лист1.G3:Лист1.G15 Лист1.H2:Лист1.H2 Лист1.H3:Лист1.H15 Лист1.G3:Лист1.G15 Лист1.L2:Лист1.L2 Лист1.L3:Лист1.L15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scientific-number number:decimal-places="0" loext:min-decimal-places="0" number:min-integer-digits="1" number:min-exponent-digits="1" loext:exponent-interval="1" loext:forced-exponent-sign="true"/>
    </number:number-style>
    <number:number-style style:name="N11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2">
      <number:scientific-number number:decimal-places="0" loext:min-decimal-places="0" number:min-integer-digits="4" number:min-exponent-digits="1" loext:exponent-interval="4" loext:forced-exponent-sign="true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4" loext:min-decimal-places="4"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.00.0000</text:date>, <text:time style:data-style-name="N2" text:time-value="17:32:32.67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9-08T13:27:02.49</meta:creation-date>
    <dc:date>2016-03-19T17:33:47.758000000</dc:date>
    <meta:editing-duration>PT3H31M49S</meta:editing-duration>
    <meta:editing-cycles>19</meta:editing-cycles>
    <meta:generator>LibreOffice/5.1.1.3$Windows_x86 LibreOffice_project/89f508ef3ecebd2cfb8e1def0f0ba9a803b88a6d</meta:generator>
    <meta:document-statistic meta:table-count="1" meta:cell-count="2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resolution="70" chart:right-angled-axes="true"/>
    </style:style>
    <style:style style:name="ch5" style:family="chart" style:data-style-name="N0">
      <style:chart-properties chart:display-label="true" chart:logarithmic="false" chart:minimum="0" chart:maximum="4" chart:interval-major="1" chart:reverse-direction="false" text:line-break="false" loext:try-staggering-first="true" chart:link-data-style-to-source="true" chart:axis-position="0"/>
      <style:graphic-properties svg:stroke-width="0.03cm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0" chart:maximum="12" chart:interval-major="2" chart:reverse-direction="false" text:line-break="false" loext:try-staggering-first="true" chart:link-data-style-to-source="false" chart:axis-position="0"/>
      <style:graphic-properties svg:stroke-width="0.03cm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01cm" svg:height="8.785cm" xlink:href=".." xlink:type="simple" chart:class="chart:scatter" chart:style-name="ch1">
        <chart:title svg:x="0.664cm" svg:y="0.175cm" chart:style-name="ch2">
          <text:p>Частотные зависимости напряжений
в логарифмическом масштабе </text:p>
        </chart:title>
        <chart:legend chart:legend-position="bottom" svg:x="1.277cm" svg:y="8.002cm" style:legend-expansion="wide" chart:style-name="ch3"/>
        <chart:plot-area chart:style-name="ch4" table:cell-range-address="Лист1.D3:Лист1.D15 Лист1.I2:Лист1.K15" chart:data-source-has-labels="row" svg:x="0.154cm" svg:y="1.598cm" svg:width="7.836cm" svg:height="6.264cm">
          <chartooo:coordinate-region svg:x="0.775cm" svg:y="1.797cm" svg:width="7.121cm" svg:height="5.418cm"/>
          <chart:axis chart:dimension="x" chart:name="primary-x" chart:style-name="ch5">
            <chart:title svg:x="7.64cm" svg:y="6.617cm" chart:style-name="ch6">
              <text:p>lg(f/fоп)</text:p>
            </chart:title>
            <chart:grid chart:style-name="ch7" chart:class="major"/>
          </chart:axis>
          <chart:axis chart:dimension="y" chart:name="primary-y" chart:style-name="ch8">
            <chart:title svg:x="0.717cm" svg:y="1.223cm" chart:style-name="ch6">
              <text:p>U, В</text:p>
            </chart:title>
            <chart:grid chart:style-name="ch7" chart:class="major"/>
          </chart:axis>
          <chart:series chart:style-name="ch9" chart:values-cell-range-address="Лист1.I3:Лист1.I15" chart:label-cell-address="Лист1.I2:Лист1.I2" chart:class="chart:scatter">
            <chart:domain table:cell-range-address="Лист1.D3:Лист1.D15"/>
            <chart:data-point chart:repeated="13"/>
          </chart:series>
          <chart:series chart:style-name="ch10" chart:values-cell-range-address="Лист1.J3:Лист1.J15" chart:label-cell-address="Лист1.J2:Лист1.J2" chart:class="chart:scatter">
            <chart:data-point chart:repeated="13"/>
          </chart:series>
          <chart:series chart:style-name="ch11" chart:values-cell-range-address="Лист1.K3:Лист1.K15" chart:label-cell-address="Лист1.K2:Лист1.K2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UR , B</text:p>
                <draw:g>
                  <svg:desc>Лист1.I2:Лист1.I2</svg:desc>
                </draw:g>
              </table:table-cell>
              <table:table-cell office:value-type="string">
                <text:p>UL , B</text:p>
                <draw:g>
                  <svg:desc>Лист1.J2:Лист1.J2</svg:desc>
                </draw:g>
              </table:table-cell>
              <table:table-cell office:value-type="string">
                <text:p>UC , B</text:p>
                <draw:g>
                  <svg:desc>Лист1.K2:Лист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D3:Лист1.D15</svg:desc>
                </draw:g>
              </table:table-cell>
              <table:table-cell office:value-type="float" office:value="0.089">
                <text:p>0.089</text:p>
                <draw:g>
                  <svg:desc>Лист1.I3:Лист1.I15</svg:desc>
                </draw:g>
              </table:table-cell>
              <table:table-cell office:value-type="float" office:value="0.001">
                <text:p>0.001</text:p>
                <draw:g>
                  <svg:desc>Лист1.J3:Лист1.J15</svg:desc>
                </draw:g>
              </table:table-cell>
              <table:table-cell office:value-type="float" office:value="10">
                <text:p>10</text:p>
                <draw:g>
                  <svg:desc>Лист1.K3:Лист1.K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98">
                <text:p>0.898</text:p>
              </table:table-cell>
              <table:table-cell office:value-type="float" office:value="0.1">
                <text:p>0.1</text:p>
              </table:table-cell>
              <table:table-cell office:value-type="float" office:value="10.059">
                <text:p>10.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.992">
                <text:p>9.992</text:p>
              </table:table-cell>
              <table:table-cell office:value-type="float" office:value="11.311">
                <text:p>11.311</text:p>
              </table:table-cell>
              <table:table-cell office:value-type="float" office:value="11.023">
                <text:p>11.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888">
                <text:p>0.888</text:p>
              </table:table-cell>
              <table:table-cell office:value-type="float" office:value="10.058">
                <text:p>10.058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0.446202733153715">
                <text:p>0.446202733153715</text:p>
              </table:table-cell>
              <table:table-cell office:value-type="float" office:value="9.99128501116408">
                <text:p>9.99128501116408</text:p>
              </table:table-cell>
              <table:table-cell office:value-type="float" office:value="0.0249754340395504">
                <text:p>0.0249754340395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7712125471966">
                <text:p>3.47712125471966</text:p>
              </table:table-cell>
              <table:table-cell office:value-type="float" office:value="0.299353171434412">
                <text:p>0.299353171434412</text:p>
              </table:table-cell>
              <table:table-cell office:value-type="float" office:value="9.99748160380405">
                <text:p>9.99748160380405</text:p>
              </table:table-cell>
              <table:table-cell office:value-type="float" office:value="0.0117660970520391">
                <text:p>0.01176609705203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0.225854196903001">
                <text:p>0.225854196903001</text:p>
              </table:table-cell>
              <table:table-cell office:value-type="float" office:value="9.99911392527745">
                <text:p>9.99911392527745</text:p>
              </table:table-cell>
              <table:table-cell office:value-type="float" office:value="0.00682785121285951">
                <text:p>0.00682785121285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9897000433602">
                <text:p>3.69897000433602</text:p>
              </table:table-cell>
              <table:table-cell office:value-type="float" office:value="0.177082570882637">
                <text:p>0.177082570882637</text:p>
              </table:table-cell>
              <table:table-cell office:value-type="float" office:value="9.99964493122751">
                <text:p>9.99964493122751</text:p>
              </table:table-cell>
              <table:table-cell office:value-type="float" office:value="0.00473088365344604">
                <text:p>0.004730883653446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0.148406621524467">
                <text:p>0.148406621524467</text:p>
              </table:table-cell>
              <table:table-cell office:value-type="float" office:value="9.99979917767246">
                <text:p>9.99979917767246</text:p>
              </table:table-cell>
              <table:table-cell office:value-type="float" office:value="0.00328096550299967">
                <text:p>0.003280965502999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4509804001426">
                <text:p>3.84509804001426</text:p>
              </table:table-cell>
              <table:table-cell office:value-type="float" office:value="0.128550136746419">
                <text:p>0.128550136746419</text:p>
              </table:table-cell>
              <table:table-cell office:value-type="float" office:value="10.0008257129373">
                <text:p>10.0008257129373</text:p>
              </table:table-cell>
              <table:table-cell office:value-type="float" office:value="0.0024084802798373">
                <text:p>0.0024084802798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0.108053972652665">
                <text:p>0.108053972652665</text:p>
              </table:table-cell>
              <table:table-cell office:value-type="float" office:value="10.0018888264404">
                <text:p>10.0018888264404</text:p>
              </table:table-cell>
              <table:table-cell office:value-type="float" office:value="0.00225092276139484">
                <text:p>0.00225092276139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5424250943932">
                <text:p>3.95424250943932</text:p>
              </table:table-cell>
              <table:table-cell office:value-type="float" office:value="0.0982395187974705">
                <text:p>0.0982395187974705</text:p>
              </table:table-cell>
              <table:table-cell office:value-type="float" office:value="10.0024057024538">
                <text:p>10.0024057024538</text:p>
              </table:table-cell>
              <table:table-cell office:value-type="float" office:value="0.00212078886762072">
                <text:p>0.00212078886762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092">
                <text:p>0.092</text:p>
              </table:table-cell>
              <table:table-cell office:value-type="float" office:value="10.002">
                <text:p>10.002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resolution="70" chart:right-angled-axes="true"/>
    </style:style>
    <style:style style:name="ch5" style:family="chart" style:data-style-name="N0">
      <style:chart-properties chart:display-label="true" chart:logarithmic="false" chart:minimum="0" chart:maximum="4" chart:interval-major="1" chart:reverse-direction="false" text:line-break="false" loext:try-staggering-first="true" chart:link-data-style-to-source="true" chart:axis-position="0"/>
      <style:graphic-properties svg:stroke-width="0.03cm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0" chart:interval-major="9" chart:reverse-direction="false" text:line-break="false" loext:try-staggering-first="true" chart:link-data-style-to-source="false" chart:axis-position="0"/>
      <style:graphic-properties svg:stroke-width="0.03cm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38cm" svg:height="8.199cm" xlink:href=".." xlink:type="simple" chart:class="chart:scatter" chart:style-name="ch1">
        <chart:title svg:x="1.113cm" svg:y="0.107cm" chart:style-name="ch2">
          <text:p>Частотные зависимости I(f), Z(f)
в логарифмическом масштабе  </text:p>
        </chart:title>
        <chart:legend chart:legend-position="bottom" svg:x="2.155cm" svg:y="7.416cm" style:legend-expansion="wide" chart:style-name="ch3"/>
        <chart:plot-area chart:style-name="ch4" table:cell-range-address="Лист1.D3:Лист1.D15 Лист1.H2:Лист1.H15 Лист1.L2:Лист1.L15" chart:data-source-has-labels="row" svg:x="0.22cm" svg:y="1.479cm" svg:width="7.803cm" svg:height="5.903cm">
          <chartooo:coordinate-region svg:x="0.841cm" svg:y="1.678cm" svg:width="7.088cm" svg:height="5.057cm"/>
          <chart:axis chart:dimension="x" chart:name="primary-x" chart:style-name="ch5">
            <chart:title svg:x="7.793cm" svg:y="6.208cm" chart:style-name="ch6">
              <text:p>lg(f/fоп)</text:p>
            </chart:title>
            <chart:grid chart:style-name="ch7" chart:class="major"/>
          </chart:axis>
          <chart:axis chart:dimension="y" chart:name="primary-y" chart:style-name="ch8">
            <chart:title svg:x="0.841cm" svg:y="1.112cm" chart:style-name="ch6">
              <text:p>I, мА; Z, кОм</text:p>
            </chart:title>
            <chart:grid chart:style-name="ch7" chart:class="major"/>
          </chart:axis>
          <chart:series chart:style-name="ch9" chart:values-cell-range-address="Лист1.H3:Лист1.H15" chart:label-cell-address="Лист1.H2:Лист1.H2" chart:class="chart:scatter">
            <chart:domain table:cell-range-address="Лист1.D3:Лист1.D15"/>
            <chart:data-point chart:repeated="13"/>
          </chart:series>
          <chart:series chart:style-name="ch10" chart:values-cell-range-address="Лист1.L3:Лист1.L15" chart:label-cell-address="Лист1.L2:Лист1.L2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I, мA</text:p>
                <draw:g>
                  <svg:desc>Лист1.H2:Лист1.H2</svg:desc>
                </draw:g>
              </table:table-cell>
              <table:table-cell office:value-type="string">
                <text:p>Z=E/I, кОм</text:p>
                <draw:g>
                  <svg:desc>Лист1.L2:Лист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D3:Лист1.D15</svg:desc>
                </draw:g>
              </table:table-cell>
              <table:table-cell office:value-type="float" office:value="0.223">
                <text:p>0.223</text:p>
                <draw:g>
                  <svg:desc>Лист1.H3:Лист1.H15</svg:desc>
                </draw:g>
              </table:table-cell>
              <table:table-cell office:value-type="float" office:value="44.8430493273543">
                <text:p>44.8430493273543</text:p>
                <draw:g>
                  <svg:desc>Лист1.L3:Лист1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244">
                <text:p>2.244</text:p>
              </table:table-cell>
              <table:table-cell office:value-type="float" office:value="4.45632798573975">
                <text:p>4.45632798573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22">
                <text:p>2.22</text:p>
              </table:table-cell>
              <table:table-cell office:value-type="float" office:value="4.5045045045045">
                <text:p>4.5045045045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1.11736209060358">
                <text:p>1.11736209060358</text:p>
              </table:table-cell>
              <table:table-cell office:value-type="float" office:value="8.94965032740476">
                <text:p>8.94965032740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7712125471966">
                <text:p>3.47712125471966</text:p>
              </table:table-cell>
              <table:table-cell office:value-type="float" office:value="0.748243621160905">
                <text:p>0.748243621160905</text:p>
              </table:table-cell>
              <table:table-cell office:value-type="float" office:value="13.3646311404365">
                <text:p>13.3646311404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0.558569285837428">
                <text:p>0.558569285837428</text:p>
              </table:table-cell>
              <table:table-cell office:value-type="float" office:value="17.9028819764188">
                <text:p>17.9028819764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9897000433602">
                <text:p>3.69897000433602</text:p>
              </table:table-cell>
              <table:table-cell office:value-type="float" office:value="0.450341939734369">
                <text:p>0.450341939734369</text:p>
              </table:table-cell>
              <table:table-cell office:value-type="float" office:value="22.2053491307037">
                <text:p>22.2053491307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0.370659947020139">
                <text:p>0.370659947020139</text:p>
              </table:table-cell>
              <table:table-cell office:value-type="float" office:value="26.9789063544453">
                <text:p>26.9789063544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4509804001426">
                <text:p>3.84509804001426</text:p>
              </table:table-cell>
              <table:table-cell office:value-type="float" office:value="0.321592777142183">
                <text:p>0.321592777142183</text:p>
              </table:table-cell>
              <table:table-cell office:value-type="float" office:value="31.0952257350568">
                <text:p>31.0952257350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0.281515098983699">
                <text:p>0.281515098983699</text:p>
              </table:table-cell>
              <table:table-cell office:value-type="float" office:value="35.5220733669388">
                <text:p>35.52207336693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5424250943932">
                <text:p>3.95424250943932</text:p>
              </table:table-cell>
              <table:table-cell office:value-type="float" office:value="0.244308312903108">
                <text:p>0.244308312903108</text:p>
              </table:table-cell>
              <table:table-cell office:value-type="float" office:value="40.9318859484162">
                <text:p>40.9318859484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23">
                <text:p>0.23</text:p>
              </table:table-cell>
              <table:table-cell office:value-type="float" office:value="43.4782608695652">
                <text:p>43.47826086956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0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1" chart:spline-resolution="50" chart:right-angled-axes="true"/>
    </style:style>
    <style:style style:name="ch5" style:family="chart" style:data-style-name="N110">
      <style:chart-properties chart:display-label="true" chart:logarithmic="false" chart:minimum="0" chart:maximum="800000" chart:interval-major="200000" chart:reverse-direction="false" text:line-break="false" loext:try-staggering-first="true" chart:link-data-style-to-source="false" chart:axis-position="0"/>
      <style:graphic-properties svg:stroke-width="0.03cm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0" chart:maximum="12" chart:interval-major="2" chart:reverse-direction="false" text:line-break="false" loext:try-staggering-first="true" chart:link-data-style-to-source="false" chart:axis-position="0"/>
      <style:graphic-properties svg:stroke-width="0.03cm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01cm" svg:height="8.785cm" xlink:href=".." xlink:type="simple" chart:class="chart:scatter" chart:style-name="ch1">
        <chart:title svg:x="0.594cm" svg:y="0.311cm" chart:style-name="ch2">
          <text:p>Частотные зависимости напряжений </text:p>
        </chart:title>
        <chart:legend chart:legend-position="bottom" svg:x="1.277cm" svg:y="8.002cm" style:legend-expansion="wide" chart:style-name="ch3"/>
        <chart:plot-area chart:style-name="ch4" table:cell-range-address="Лист1.G3:Лист1.G15 Лист1.I2:Лист1.K15" chart:data-source-has-labels="row" svg:x="0.154cm" svg:y="1.598cm" svg:width="8.154cm" svg:height="6.264cm">
          <chartooo:coordinate-region svg:x="0.775cm" svg:y="1.797cm" svg:width="7.121cm" svg:height="5.418cm"/>
          <chart:axis chart:dimension="x" chart:name="primary-x" chart:style-name="ch5">
            <chart:title svg:x="7.64cm" svg:y="6.618cm" chart:style-name="ch6">
              <text:p>lg(f/fоп)</text:p>
            </chart:title>
            <chart:grid chart:style-name="ch7" chart:class="major"/>
          </chart:axis>
          <chart:axis chart:dimension="y" chart:name="primary-y" chart:style-name="ch8">
            <chart:title svg:x="0.717cm" svg:y="1.224cm" chart:style-name="ch6">
              <text:p>U, В</text:p>
            </chart:title>
            <chart:grid chart:style-name="ch7" chart:class="major"/>
          </chart:axis>
          <chart:series chart:style-name="ch9" chart:values-cell-range-address="Лист1.I3:Лист1.I15" chart:label-cell-address="Лист1.I2:Лист1.I2" chart:class="chart:scatter">
            <chart:domain table:cell-range-address="Лист1.G3:Лист1.G15"/>
            <chart:data-point chart:repeated="13"/>
          </chart:series>
          <chart:series chart:style-name="ch10" chart:values-cell-range-address="Лист1.J3:Лист1.J15" chart:label-cell-address="Лист1.J2:Лист1.J2" chart:class="chart:scatter">
            <chart:data-point chart:repeated="13"/>
          </chart:series>
          <chart:series chart:style-name="ch11" chart:values-cell-range-address="Лист1.K3:Лист1.K15" chart:label-cell-address="Лист1.K2:Лист1.K2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UR , B</text:p>
                <draw:g>
                  <svg:desc>Лист1.I2:Лист1.I2</svg:desc>
                </draw:g>
              </table:table-cell>
              <table:table-cell office:value-type="string">
                <text:p>UL , B</text:p>
                <draw:g>
                  <svg:desc>Лист1.J2:Лист1.J2</svg:desc>
                </draw:g>
              </table:table-cell>
              <table:table-cell office:value-type="string">
                <text:p>UC , B</text:p>
                <draw:g>
                  <svg:desc>Лист1.K2:Лист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.1762543417177">
                <text:p>71.1762543417177</text:p>
                <draw:g>
                  <svg:desc>Лист1.G3:Лист1.G15</svg:desc>
                </draw:g>
              </table:table-cell>
              <table:table-cell office:value-type="float" office:value="0.089">
                <text:p>0.089</text:p>
                <draw:g>
                  <svg:desc>Лист1.I3:Лист1.I15</svg:desc>
                </draw:g>
              </table:table-cell>
              <table:table-cell office:value-type="float" office:value="0.001">
                <text:p>0.001</text:p>
                <draw:g>
                  <svg:desc>Лист1.J3:Лист1.J15</svg:desc>
                </draw:g>
              </table:table-cell>
              <table:table-cell office:value-type="float" office:value="10">
                <text:p>10</text:p>
                <draw:g>
                  <svg:desc>Лист1.K3:Лист1.K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1.762543417177">
                <text:p>711.762543417177</text:p>
              </table:table-cell>
              <table:table-cell office:value-type="float" office:value="0.898">
                <text:p>0.898</text:p>
              </table:table-cell>
              <table:table-cell office:value-type="float" office:value="0.1">
                <text:p>0.1</text:p>
              </table:table-cell>
              <table:table-cell office:value-type="float" office:value="10.059">
                <text:p>10.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17.62543417177">
                <text:p>7117.62543417177</text:p>
              </table:table-cell>
              <table:table-cell office:value-type="float" office:value="9.992">
                <text:p>9.992</text:p>
              </table:table-cell>
              <table:table-cell office:value-type="float" office:value="11.311">
                <text:p>11.311</text:p>
              </table:table-cell>
              <table:table-cell office:value-type="float" office:value="11.023">
                <text:p>11.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176.2543417177">
                <text:p>71176.2543417177</text:p>
              </table:table-cell>
              <table:table-cell office:value-type="float" office:value="0.888">
                <text:p>0.888</text:p>
              </table:table-cell>
              <table:table-cell office:value-type="float" office:value="10.058">
                <text:p>10.058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2352.508683435">
                <text:p>142352.508683435</text:p>
              </table:table-cell>
              <table:table-cell office:value-type="float" office:value="0.446202733153715">
                <text:p>0.446202733153715</text:p>
              </table:table-cell>
              <table:table-cell office:value-type="float" office:value="9.99128501116408">
                <text:p>9.99128501116408</text:p>
              </table:table-cell>
              <table:table-cell office:value-type="float" office:value="0.0249754340395504">
                <text:p>0.0249754340395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3528.763025153">
                <text:p>213528.763025153</text:p>
              </table:table-cell>
              <table:table-cell office:value-type="float" office:value="0.299353171434412">
                <text:p>0.299353171434412</text:p>
              </table:table-cell>
              <table:table-cell office:value-type="float" office:value="9.99748160380405">
                <text:p>9.99748160380405</text:p>
              </table:table-cell>
              <table:table-cell office:value-type="float" office:value="0.0117660970520391">
                <text:p>0.01176609705203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4705.017366871">
                <text:p>284705.017366871</text:p>
              </table:table-cell>
              <table:table-cell office:value-type="float" office:value="0.225854196903001">
                <text:p>0.225854196903001</text:p>
              </table:table-cell>
              <table:table-cell office:value-type="float" office:value="9.99911392527745">
                <text:p>9.99911392527745</text:p>
              </table:table-cell>
              <table:table-cell office:value-type="float" office:value="0.00682785121285951">
                <text:p>0.00682785121285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5881.271708589">
                <text:p>355881.271708589</text:p>
              </table:table-cell>
              <table:table-cell office:value-type="float" office:value="0.177082570882637">
                <text:p>0.177082570882637</text:p>
              </table:table-cell>
              <table:table-cell office:value-type="float" office:value="9.99964493122751">
                <text:p>9.99964493122751</text:p>
              </table:table-cell>
              <table:table-cell office:value-type="float" office:value="0.00473088365344604">
                <text:p>0.004730883653446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7057.526050306">
                <text:p>427057.526050306</text:p>
              </table:table-cell>
              <table:table-cell office:value-type="float" office:value="0.148406621524467">
                <text:p>0.148406621524467</text:p>
              </table:table-cell>
              <table:table-cell office:value-type="float" office:value="9.99979917767246">
                <text:p>9.99979917767246</text:p>
              </table:table-cell>
              <table:table-cell office:value-type="float" office:value="0.00328096550299967">
                <text:p>0.003280965502999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8233.780392024">
                <text:p>498233.780392024</text:p>
              </table:table-cell>
              <table:table-cell office:value-type="float" office:value="0.128550136746419">
                <text:p>0.128550136746419</text:p>
              </table:table-cell>
              <table:table-cell office:value-type="float" office:value="10.0008257129373">
                <text:p>10.0008257129373</text:p>
              </table:table-cell>
              <table:table-cell office:value-type="float" office:value="0.0024084802798373">
                <text:p>0.0024084802798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9410.034733742">
                <text:p>569410.034733742</text:p>
              </table:table-cell>
              <table:table-cell office:value-type="float" office:value="0.108053972652665">
                <text:p>0.108053972652665</text:p>
              </table:table-cell>
              <table:table-cell office:value-type="float" office:value="10.0018888264404">
                <text:p>10.0018888264404</text:p>
              </table:table-cell>
              <table:table-cell office:value-type="float" office:value="0.00225092276139484">
                <text:p>0.00225092276139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0586.289075459">
                <text:p>640586.289075459</text:p>
              </table:table-cell>
              <table:table-cell office:value-type="float" office:value="0.0982395187974705">
                <text:p>0.0982395187974705</text:p>
              </table:table-cell>
              <table:table-cell office:value-type="float" office:value="10.0024057024538">
                <text:p>10.0024057024538</text:p>
              </table:table-cell>
              <table:table-cell office:value-type="float" office:value="0.00212078886762072">
                <text:p>0.00212078886762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1762.543417177">
                <text:p>711762.543417177</text:p>
              </table:table-cell>
              <table:table-cell office:value-type="float" office:value="0.092">
                <text:p>0.092</text:p>
              </table:table-cell>
              <table:table-cell office:value-type="float" office:value="10.002">
                <text:p>10.002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0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resolution="70" chart:right-angled-axes="true"/>
    </style:style>
    <style:style style:name="ch5" style:family="chart" style:data-style-name="N110">
      <style:chart-properties chart:display-label="true" chart:logarithmic="false" chart:minimum="0" chart:maximum="800000" chart:interval-major="200000" chart:reverse-direction="false" text:line-break="false" loext:try-staggering-first="true" chart:link-data-style-to-source="false" chart:axis-position="0"/>
      <style:graphic-properties svg:stroke-width="0.03cm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0" chart:interval-major="9" chart:reverse-direction="false" text:line-break="false" loext:try-staggering-first="true" chart:link-data-style-to-source="false" chart:axis-position="0"/>
      <style:graphic-properties svg:stroke-width="0.03cm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01cm" svg:height="8.099cm" xlink:href=".." xlink:type="simple" chart:class="chart:scatter" chart:style-name="ch1">
        <chart:title svg:x="1.043cm" svg:y="0.297cm" chart:style-name="ch2">
          <text:p>Частотные зависимости I(f), Z(f) </text:p>
        </chart:title>
        <chart:legend chart:legend-position="bottom" svg:x="2.136cm" svg:y="7.316cm" style:legend-expansion="wide" chart:style-name="ch3"/>
        <chart:plot-area chart:style-name="ch4" table:cell-range-address="Лист1.G3:Лист1.H15 Лист1.H2:Лист1.H2 Лист1.L2:Лист1.L15" chart:data-source-has-labels="row" svg:x="0.217cm" svg:y="1.459cm" svg:width="8.092cm" svg:height="5.842cm">
          <chartooo:coordinate-region svg:x="0.838cm" svg:y="1.658cm" svg:width="7.059cm" svg:height="4.996cm"/>
          <chart:axis chart:dimension="x" chart:name="primary-x" chart:style-name="ch5">
            <chart:title svg:x="7.762cm" svg:y="6.134cm" chart:style-name="ch6">
              <text:p>lg(f/fоп)</text:p>
            </chart:title>
            <chart:grid chart:style-name="ch7" chart:class="major"/>
          </chart:axis>
          <chart:axis chart:dimension="y" chart:name="primary-y" chart:style-name="ch8">
            <chart:title svg:x="0.838cm" svg:y="1.1cm" chart:style-name="ch6">
              <text:p>I, мА; Z, кОм</text:p>
            </chart:title>
            <chart:grid chart:style-name="ch7" chart:class="major"/>
          </chart:axis>
          <chart:series chart:style-name="ch9" chart:values-cell-range-address="Лист1.H3:Лист1.H15" chart:label-cell-address="Лист1.H2:Лист1.H2" chart:class="chart:scatter">
            <chart:domain table:cell-range-address="Лист1.G3:Лист1.G15"/>
            <chart:data-point chart:repeated="13"/>
          </chart:series>
          <chart:series chart:style-name="ch10" chart:values-cell-range-address="Лист1.L3:Лист1.L15" chart:label-cell-address="Лист1.L2:Лист1.L2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I, мA</text:p>
                <draw:g>
                  <svg:desc>Лист1.H2:Лист1.H2</svg:desc>
                </draw:g>
              </table:table-cell>
              <table:table-cell office:value-type="string">
                <text:p>Z=E/I, кОм</text:p>
                <draw:g>
                  <svg:desc>Лист1.L2:Лист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.1762543417177">
                <text:p>71.1762543417177</text:p>
                <draw:g>
                  <svg:desc>Лист1.G3:Лист1.G15</svg:desc>
                </draw:g>
              </table:table-cell>
              <table:table-cell office:value-type="float" office:value="0.223">
                <text:p>0.223</text:p>
                <draw:g>
                  <svg:desc>Лист1.H3:Лист1.H15</svg:desc>
                </draw:g>
              </table:table-cell>
              <table:table-cell office:value-type="float" office:value="44.8430493273543">
                <text:p>44.8430493273543</text:p>
                <draw:g>
                  <svg:desc>Лист1.L3:Лист1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1.762543417177">
                <text:p>711.762543417177</text:p>
              </table:table-cell>
              <table:table-cell office:value-type="float" office:value="2.244">
                <text:p>2.244</text:p>
              </table:table-cell>
              <table:table-cell office:value-type="float" office:value="4.45632798573975">
                <text:p>4.45632798573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17.62543417177">
                <text:p>7117.62543417177</text:p>
              </table:table-cell>
              <table:table-cell office:value-type="float" office:value="25">
                <text:p>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176.2543417177">
                <text:p>71176.2543417177</text:p>
              </table:table-cell>
              <table:table-cell office:value-type="float" office:value="2.22">
                <text:p>2.22</text:p>
              </table:table-cell>
              <table:table-cell office:value-type="float" office:value="4.5045045045045">
                <text:p>4.5045045045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2352.508683435">
                <text:p>142352.508683435</text:p>
              </table:table-cell>
              <table:table-cell office:value-type="float" office:value="1.11736209060358">
                <text:p>1.11736209060358</text:p>
              </table:table-cell>
              <table:table-cell office:value-type="float" office:value="8.94965032740476">
                <text:p>8.94965032740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3528.763025153">
                <text:p>213528.763025153</text:p>
              </table:table-cell>
              <table:table-cell office:value-type="float" office:value="0.748243621160905">
                <text:p>0.748243621160905</text:p>
              </table:table-cell>
              <table:table-cell office:value-type="float" office:value="13.3646311404365">
                <text:p>13.3646311404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4705.017366871">
                <text:p>284705.017366871</text:p>
              </table:table-cell>
              <table:table-cell office:value-type="float" office:value="0.558569285837428">
                <text:p>0.558569285837428</text:p>
              </table:table-cell>
              <table:table-cell office:value-type="float" office:value="17.9028819764188">
                <text:p>17.9028819764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5881.271708589">
                <text:p>355881.271708589</text:p>
              </table:table-cell>
              <table:table-cell office:value-type="float" office:value="0.450341939734369">
                <text:p>0.450341939734369</text:p>
              </table:table-cell>
              <table:table-cell office:value-type="float" office:value="22.2053491307037">
                <text:p>22.2053491307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7057.526050306">
                <text:p>427057.526050306</text:p>
              </table:table-cell>
              <table:table-cell office:value-type="float" office:value="0.370659947020139">
                <text:p>0.370659947020139</text:p>
              </table:table-cell>
              <table:table-cell office:value-type="float" office:value="26.9789063544453">
                <text:p>26.9789063544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8233.780392024">
                <text:p>498233.780392024</text:p>
              </table:table-cell>
              <table:table-cell office:value-type="float" office:value="0.321592777142183">
                <text:p>0.321592777142183</text:p>
              </table:table-cell>
              <table:table-cell office:value-type="float" office:value="31.0952257350568">
                <text:p>31.0952257350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9410.034733742">
                <text:p>569410.034733742</text:p>
              </table:table-cell>
              <table:table-cell office:value-type="float" office:value="0.281515098983699">
                <text:p>0.281515098983699</text:p>
              </table:table-cell>
              <table:table-cell office:value-type="float" office:value="35.5220733669388">
                <text:p>35.52207336693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0586.289075459">
                <text:p>640586.289075459</text:p>
              </table:table-cell>
              <table:table-cell office:value-type="float" office:value="0.244308312903108">
                <text:p>0.244308312903108</text:p>
              </table:table-cell>
              <table:table-cell office:value-type="float" office:value="40.9318859484162">
                <text:p>40.9318859484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1762.543417177">
                <text:p>711762.543417177</text:p>
              </table:table-cell>
              <table:table-cell office:value-type="float" office:value="0.23">
                <text:p>0.23</text:p>
              </table:table-cell>
              <table:table-cell office:value-type="float" office:value="43.4782608695652">
                <text:p>43.47826086956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